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4">
            <text:p>12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4">
            <text:p>14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7">
            <text:p>24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171">
            <text:p>1217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660">
            <text:p>1366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201">
            <text:p>1420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5">
            <text:p>2021-01-1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 - 1.18)">
            <text:p>(0.8 - 1.1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5">
            <text:p>1.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83.5">
            <text:p>783.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30328994342835">
            <text:p>0.0430328994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5424473567009">
            <text:p>1.1542447357</text:p>
          </table:table-cell>
          <table:table-cell table:number-columns-repeated="2" office:value-type="float" office:value="0">
            <text:p>0</text:p>
          </table:table-cell>
          <table:table-cell office:value-type="float" office:value="16.4515180492468">
            <text:p>16.451518049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1050">
            <text:p>1050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48388781532355">
            <text:p>0.0548388782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9783038654825">
            <text:p>1.1978303865</text:p>
          </table:table-cell>
          <table:table-cell table:number-columns-repeated="2" office:value-type="float" office:value="0">
            <text:p>0</text:p>
          </table:table-cell>
          <table:table-cell office:value-type="float" office:value="12.983193795599">
            <text:p>12.983193795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1042.875">
            <text:p>1042.87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97246459733944">
            <text:p>0.049724646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7888244012455">
            <text:p>1.1788824401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4.283481340305">
            <text:p>14.283481340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15">
            <text:p>13615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704.5">
            <text:p>704.5</text:p>
          </table:table-cell>
          <table:table-cell office:value-type="float" office:value="1169.375">
            <text:p>1169.375</text:p>
          </table:table-cell>
          <table:table-cell office:value-type="float" office:value="0.0121976011384428">
            <text:p>0.0121976011</text:p>
          </table:table-cell>
          <table:table-cell office:value-type="float" office:value="0.0517443995593096">
            <text:p>0.0517443996</text:p>
          </table:table-cell>
          <table:table-cell office:value-type="float" office:value="0.0519583666577801">
            <text:p>0.0519583667</text:p>
          </table:table-cell>
          <table:table-cell office:value-type="float" office:value="1.04298321567267">
            <text:p>1.0429832157</text:p>
          </table:table-cell>
          <table:table-cell office:value-type="float" office:value="1.18635326491366">
            <text:p>1.1863532649</text:p>
          </table:table-cell>
          <table:table-cell office:value-type="float" office:value="1.18714564015909">
            <text:p>1.1871456402</text:p>
          </table:table-cell>
          <table:table-cell office:value-type="float" office:value="0">
            <text:p>0</text:p>
          </table:table-cell>
          <table:table-cell office:value-type="float" office:value="13.7392577034274">
            <text:p>13.7392577034</text:p>
          </table:table-cell>
          <table:table-cell office:value-type="float" office:value="13.684082225943">
            <text:p>13.684082225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332">
            <text:p>14332</text:p>
          </table:table-cell>
          <table:table-cell office:value-type="float" office:value="24009">
            <text:p>24009</text:p>
          </table:table-cell>
          <table:table-cell office:value-type="float" office:value="81.5">
            <text:p>81.5</text:p>
          </table:table-cell>
          <table:table-cell office:value-type="float" office:value="831.25">
            <text:p>831.25</text:p>
          </table:table-cell>
          <table:table-cell office:value-type="float" office:value="1316.875">
            <text:p>1316.875</text:p>
          </table:table-cell>
          <table:table-cell office:value-type="float" office:value="0.00795121951219512">
            <text:p>0.0079512195</text:p>
          </table:table-cell>
          <table:table-cell office:value-type="float" office:value="0.0579995813564052">
            <text:p>0.0579995814</text:p>
          </table:table-cell>
          <table:table-cell office:value-type="float" office:value="0.0548492232079637">
            <text:p>0.0548492232</text:p>
          </table:table-cell>
          <table:table-cell office:value-type="float" office:value="1.02795318320048">
            <text:p>1.0279531832</text:p>
          </table:table-cell>
          <table:table-cell office:value-type="float" office:value="1.20959187956495">
            <text:p>1.2095918796</text:p>
          </table:table-cell>
          <table:table-cell office:value-type="float" office:value="1.19786881830945">
            <text:p>1.1978688183</text:p>
          </table:table-cell>
          <table:table-cell office:value-type="float" office:value="0">
            <text:p>0</text:p>
          </table:table-cell>
          <table:table-cell office:value-type="float" office:value="12.2942168493313">
            <text:p>12.2942168493</text:p>
          </table:table-cell>
          <table:table-cell office:value-type="float" office:value="12.9808092678424">
            <text:p>12.980809267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419">
            <text:p>419</text:p>
          </table:table-cell>
          <table:table-cell office:value-type="float" office:value="9955">
            <text:p>9955</text:p>
          </table:table-cell>
          <table:table-cell office:value-type="float" office:value="15108">
            <text:p>15108</text:p>
          </table:table-cell>
          <table:table-cell office:value-type="float" office:value="25551">
            <text:p>25551</text:p>
          </table:table-cell>
          <table:table-cell office:value-type="float" office:value="189.125">
            <text:p>189.125</text:p>
          </table:table-cell>
          <table:table-cell office:value-type="float" office:value="866.75">
            <text:p>866.75</text:p>
          </table:table-cell>
          <table:table-cell office:value-type="float" office:value="1413.5">
            <text:p>1413.5</text:p>
          </table:table-cell>
          <table:table-cell office:value-type="float" office:value="0.0189979909593169">
            <text:p>0.018997991</text:p>
          </table:table-cell>
          <table:table-cell office:value-type="float" office:value="0.0573702674079958">
            <text:p>0.0573702674</text:p>
          </table:table-cell>
          <table:table-cell office:value-type="float" office:value="0.0553207310868459">
            <text:p>0.0553207311</text:p>
          </table:table-cell>
          <table:table-cell office:value-type="float" office:value="1.06720037873217">
            <text:p>1.0672003787</text:p>
          </table:table-cell>
          <table:table-cell office:value-type="float" office:value="1.20724697718962">
            <text:p>1.2072469772</text:p>
          </table:table-cell>
          <table:table-cell office:value-type="float" office:value="1.19962091004841">
            <text:p>1.19962091</text:p>
          </table:table-cell>
          <table:table-cell office:value-type="float" office:value="0">
            <text:p>0</text:p>
          </table:table-cell>
          <table:table-cell office:value-type="float" office:value="12.4253446900278">
            <text:p>12.42534469</text:p>
          </table:table-cell>
          <table:table-cell office:value-type="float" office:value="12.8730734588317">
            <text:p>12.87307345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344">
            <text:p>344</text:p>
          </table:table-cell>
          <table:table-cell office:value-type="float" office:value="10540">
            <text:p>10540</text:p>
          </table:table-cell>
          <table:table-cell office:value-type="float" office:value="15826">
            <text:p>15826</text:p>
          </table:table-cell>
          <table:table-cell office:value-type="float" office:value="26715">
            <text:p>26715</text:p>
          </table:table-cell>
          <table:table-cell office:value-type="float" office:value="397">
            <text:p>397</text:p>
          </table:table-cell>
          <table:table-cell office:value-type="float" office:value="774.75">
            <text:p>774.75</text:p>
          </table:table-cell>
          <table:table-cell office:value-type="float" office:value="1221.875">
            <text:p>1221.875</text:p>
          </table:table-cell>
          <table:table-cell office:value-type="float" office:value="0.0376660341555977">
            <text:p>0.0376660342</text:p>
          </table:table-cell>
          <table:table-cell office:value-type="float" office:value="0.0489542524958928">
            <text:p>0.0489542525</text:p>
          </table:table-cell>
          <table:table-cell office:value-type="float" office:value="0.0457374134381434">
            <text:p>0.0457374134</text:p>
          </table:table-cell>
          <table:table-cell office:value-type="float" office:value="1.13461183059745">
            <text:p>1.1346118306</text:p>
          </table:table-cell>
          <table:table-cell office:value-type="float" office:value="1.17603706065699">
            <text:p>1.1760370607</text:p>
          </table:table-cell>
          <table:table-cell office:value-type="float" office:value="1.16418109257">
            <text:p>1.1641810926</text:p>
          </table:table-cell>
          <table:table-cell office:value-type="float" office:value="18.7468844942737">
            <text:p>18.7468844943</text:p>
          </table:table-cell>
          <table:table-cell office:value-type="float" office:value="14.5028930859207">
            <text:p>14.5028930859</text:p>
          </table:table-cell>
          <table:table-cell office:value-type="float" office:value="15.4989178249549">
            <text:p>15.49891782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10756">
            <text:p>10756</text:p>
          </table:table-cell>
          <table:table-cell office:value-type="float" office:value="16686">
            <text:p>16686</text:p>
          </table:table-cell>
          <table:table-cell office:value-type="float" office:value="27832">
            <text:p>27832</text:p>
          </table:table-cell>
          <table:table-cell office:value-type="float" office:value="419.25">
            <text:p>419.25</text:p>
          </table:table-cell>
          <table:table-cell office:value-type="float" office:value="501.125">
            <text:p>501.125</text:p>
          </table:table-cell>
          <table:table-cell office:value-type="float" office:value="934.5">
            <text:p>934.5</text:p>
          </table:table-cell>
          <table:table-cell office:value-type="float" office:value="0.0389782447006322">
            <text:p>0.0389782447</text:p>
          </table:table-cell>
          <table:table-cell office:value-type="float" office:value="0.0300326621119501">
            <text:p>0.0300326621</text:p>
          </table:table-cell>
          <table:table-cell office:value-type="float" office:value="0.0335764587525151">
            <text:p>0.0335764588</text:p>
          </table:table-cell>
          <table:table-cell office:value-type="float" office:value="1.1394016914297">
            <text:p>1.1394016914</text:p>
          </table:table-cell>
          <table:table-cell office:value-type="float" office:value="1.10688216054715">
            <text:p>1.1068821605</text:p>
          </table:table-cell>
          <table:table-cell office:value-type="float" office:value="1.11972726765523">
            <text:p>1.1197272677</text:p>
          </table:table-cell>
          <table:table-cell office:value-type="float" office:value="18.1272893899904">
            <text:p>18.12728939</text:p>
          </table:table-cell>
          <table:table-cell office:value-type="float" office:value="23.424642608872">
            <text:p>23.4246426089</text:p>
          </table:table-cell>
          <table:table-cell office:value-type="float" office:value="20.9885101408055">
            <text:p>20.988510140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table:number-columns-repeated="2" office:value-type="float" office:value="559">
            <text:p>559</text:p>
          </table:table-cell>
          <table:table-cell office:value-type="float" office:value="10490">
            <text:p>10490</text:p>
          </table:table-cell>
          <table:table-cell office:value-type="float" office:value="17718">
            <text:p>17718</text:p>
          </table:table-cell>
          <table:table-cell office:value-type="float" office:value="29114">
            <text:p>29114</text:p>
          </table:table-cell>
          <table:table-cell office:value-type="float" office:value="470.5">
            <text:p>470.5</text:p>
          </table:table-cell>
          <table:table-cell office:value-type="float" office:value="1027">
            <text:p>1027</text:p>
          </table:table-cell>
          <table:table-cell office:value-type="float" office:value="474.5">
            <text:p>474.5</text:p>
          </table:table-cell>
          <table:table-cell office:value-type="float" office:value="0.0448522402287893">
            <text:p>0.0448522402</text:p>
          </table:table-cell>
          <table:table-cell office:value-type="float" office:value="0.0579636527824811">
            <text:p>0.0579636528</text:p>
          </table:table-cell>
          <table:table-cell office:value-type="float" office:value="0.0162980009617366">
            <text:p>0.016298001</text:p>
          </table:table-cell>
          <table:table-cell office:value-type="float" office:value="1.1609258187697">
            <text:p>1.1609258188</text:p>
          </table:table-cell>
          <table:table-cell office:value-type="float" office:value="1.2094579634247">
            <text:p>1.2094579634</text:p>
          </table:table-cell>
          <table:table-cell office:value-type="float" office:value="1.05756362804336">
            <text:p>1.057563628</text:p>
          </table:table-cell>
          <table:table-cell office:value-type="float" office:value="15.7980540409865">
            <text:p>15.798054041</text:p>
          </table:table-cell>
          <table:table-cell office:value-type="float" office:value="12.3016265353278">
            <text:p>12.30162653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69">
            <text:p>18669</text:p>
          </table:table-cell>
          <table:table-cell office:value-type="float" office:value="30674">
            <text:p>30674</text:p>
          </table:table-cell>
          <table:table-cell office:value-type="float" office:value="604.625">
            <text:p>604.625</text:p>
          </table:table-cell>
          <table:table-cell office:value-type="float" office:value="1015.375">
            <text:p>1015.375</text:p>
          </table:table-cell>
          <table:table-cell office:value-type="float" office:value="207">
            <text:p>207</text:p>
          </table:table-cell>
          <table:table-cell office:value-type="float" office:value="0.0549909049567985">
            <text:p>0.054990905</text:p>
          </table:table-cell>
          <table:table-cell office:value-type="float" office:value="0.0543882907493706">
            <text:p>0.0543882907</text:p>
          </table:table-cell>
          <table:table-cell office:value-type="float" office:value="0.00674838625546065">
            <text:p>0.0067483863</text:p>
          </table:table-cell>
          <table:table-cell office:value-type="float" office:value="1.19839520661961">
            <text:p>1.1983952066</text:p>
          </table:table-cell>
          <table:table-cell office:value-type="float" office:value="1.19615686651725">
            <text:p>1.1961568665</text:p>
          </table:table-cell>
          <table:table-cell office:value-type="float" office:value="1.02370861169954">
            <text:p>1.0237086117</text:p>
          </table:table-cell>
          <table:table-cell office:value-type="float" office:value="12.9482419890446">
            <text:p>12.948241989</text:p>
          </table:table-cell>
          <table:table-cell office:value-type="float" office:value="13.087933866324">
            <text:p>13.08793386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245">
            <text:p>12245</text:p>
          </table:table-cell>
          <table:table-cell office:value-type="float" office:value="19826">
            <text:p>19826</text:p>
          </table:table-cell>
          <table:table-cell office:value-type="float" office:value="31234">
            <text:p>31234</text:p>
          </table:table-cell>
          <table:table-cell office:value-type="float" office:value="644.5">
            <text:p>644.5</text:p>
          </table:table-cell>
          <table:table-cell office:value-type="float" office:value="933.75">
            <text:p>933.75</text:p>
          </table:table-cell>
          <table:table-cell office:value-type="float" office:value="-11.25">
            <text:p>-11.25</text:p>
          </table:table-cell>
          <table:table-cell office:value-type="float" office:value="0.0526337280522662">
            <text:p>0.0526337281</text:p>
          </table:table-cell>
          <table:table-cell office:value-type="float" office:value="0.0470972460405528">
            <text:p>0.047097246</text:p>
          </table:table-cell>
          <table:table-cell office:value-type="float" office:value="-0.000360184414420183">
            <text:p>-0.0003601844</text:p>
          </table:table-cell>
          <table:table-cell office:value-type="float" office:value="1.18964785446714">
            <text:p>1.1896478545</text:p>
          </table:table-cell>
          <table:table-cell office:value-type="float" office:value="1.16918793628776">
            <text:p>1.1691879363</text:p>
          </table:table-cell>
          <table:table-cell office:value-type="float" office:value="0.998739608825842">
            <text:p>0.9987396088</text:p>
          </table:table-cell>
          <table:table-cell office:value-type="float" office:value="13.5128694758015">
            <text:p>13.5128694758</text:p>
          </table:table-cell>
          <table:table-cell office:value-type="float" office:value="15.0612765401831">
            <text:p>15.06127654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3151">
            <text:p>13151</text:p>
          </table:table-cell>
          <table:table-cell office:value-type="float" office:value="20806">
            <text:p>20806</text:p>
          </table:table-cell>
          <table:table-cell office:value-type="float" office:value="29796">
            <text:p>29796</text:p>
          </table:table-cell>
          <table:table-cell office:value-type="float" office:value="701">
            <text:p>701</text:p>
          </table:table-cell>
          <table:table-cell office:value-type="float" office:value="694.125">
            <text:p>694.125</text:p>
          </table:table-cell>
          <table:table-cell office:value-type="float" office:value="-61.25">
            <text:p>-61.25</text:p>
          </table:table-cell>
          <table:table-cell office:value-type="float" office:value="0.0533039312599802">
            <text:p>0.0533039313</text:p>
          </table:table-cell>
          <table:table-cell office:value-type="float" office:value="0.0333617706430837">
            <text:p>0.0333617706</text:p>
          </table:table-cell>
          <table:table-cell office:value-type="float" office:value="-0.00205564505302725">
            <text:p>-0.0020556451</text:p>
          </table:table-cell>
          <table:table-cell office:value-type="float" office:value="1.19213272522196">
            <text:p>1.1921327252</text:p>
          </table:table-cell>
          <table:table-cell office:value-type="float" office:value="1.11894769242206">
            <text:p>1.1189476924</text:p>
          </table:table-cell>
          <table:table-cell office:value-type="float" office:value="0.992813524640509">
            <text:p>0.9928135246</text:p>
          </table:table-cell>
          <table:table-cell office:value-type="float" office:value="13.3472524440032">
            <text:p>13.347252444</text:p>
          </table:table-cell>
          <table:table-cell office:value-type="float" office:value="21.1213684416387">
            <text:p>21.12136844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14014">
            <text:p>14014</text:p>
          </table:table-cell>
          <table:table-cell office:value-type="float" office:value="20913">
            <text:p>20913</text:p>
          </table:table-cell>
          <table:table-cell office:value-type="float" office:value="29109">
            <text:p>29109</text:p>
          </table:table-cell>
          <table:table-cell office:value-type="float" office:value="904.375">
            <text:p>904.375</text:p>
          </table:table-cell>
          <table:table-cell office:value-type="float" office:value="11.125">
            <text:p>11.125</text:p>
          </table:table-cell>
          <table:table-cell office:value-type="float" office:value="527.5">
            <text:p>527.5</text:p>
          </table:table-cell>
          <table:table-cell office:value-type="float" office:value="0.0645336806051092">
            <text:p>0.0645336806</text:p>
          </table:table-cell>
          <table:table-cell office:value-type="float" office:value="0.000531965762922584">
            <text:p>0.0005319658</text:p>
          </table:table-cell>
          <table:table-cell office:value-type="float" office:value="0.0181215431653441">
            <text:p>0.0181215432</text:p>
          </table:table-cell>
          <table:table-cell office:value-type="float" office:value="1.23403049014547">
            <text:p>1.2340304901</text:p>
          </table:table-cell>
          <table:table-cell office:value-type="float" office:value="1.00186243482587">
            <text:p>1.0018624348</text:p>
          </table:table-cell>
          <table:table-cell office:value-type="float" office:value="1.06406904611902">
            <text:p>1.0640690461</text:p>
          </table:table-cell>
          <table:table-cell office:value-type="float" office:value="11.0838208104982">
            <text:p>11.0838208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991">
            <text:p>14991</text:p>
          </table:table-cell>
          <table:table-cell office:value-type="float" office:value="20299">
            <text:p>20299</text:p>
          </table:table-cell>
          <table:table-cell office:value-type="float" office:value="30677">
            <text:p>30677</text:p>
          </table:table-cell>
          <table:table-cell office:value-type="float" office:value="855.5">
            <text:p>855.5</text:p>
          </table:table-cell>
          <table:table-cell office:value-type="float" office:value="73.75">
            <text:p>73.75</text:p>
          </table:table-cell>
          <table:table-cell office:value-type="float" office:value="200.375">
            <text:p>200.375</text:p>
          </table:table-cell>
          <table:table-cell office:value-type="float" office:value="0.0570675738776599">
            <text:p>0.0570675739</text:p>
          </table:table-cell>
          <table:table-cell office:value-type="float" office:value="0.00363318390068476">
            <text:p>0.0036331839</text:p>
          </table:table-cell>
          <table:table-cell office:value-type="float" office:value="0.00653176646999381">
            <text:p>0.0065317665</text:p>
          </table:table-cell>
          <table:table-cell office:value-type="float" office:value="1.20611965622884">
            <text:p>1.2061196562</text:p>
          </table:table-cell>
          <table:table-cell office:value-type="float" office:value="1.0127420157019">
            <text:p>1.0127420157</text:p>
          </table:table-cell>
          <table:table-cell office:value-type="float" office:value="1.02294480403249">
            <text:p>1.022944804</text:p>
          </table:table-cell>
          <table:table-cell office:value-type="float" office:value="12.4894456244484">
            <text:p>12.489445624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15574">
            <text:p>15574</text:p>
          </table:table-cell>
          <table:table-cell office:value-type="float" office:value="19928">
            <text:p>19928</text:p>
          </table:table-cell>
          <table:table-cell office:value-type="float" office:value="31152">
            <text:p>31152</text:p>
          </table:table-cell>
          <table:table-cell office:value-type="float" office:value="773.75">
            <text:p>773.75</text:p>
          </table:table-cell>
          <table:table-cell office:value-type="float" office:value="925.75">
            <text:p>925.75</text:p>
          </table:table-cell>
          <table:table-cell office:value-type="float" office:value="-30.25">
            <text:p>-30.25</text:p>
          </table:table-cell>
          <table:table-cell office:value-type="float" office:value="0.0496821625786567">
            <text:p>0.0496821626</text:p>
          </table:table-cell>
          <table:table-cell office:value-type="float" office:value="0.0464547370533922">
            <text:p>0.0464547371</text:p>
          </table:table-cell>
          <table:table-cell office:value-type="float" office:value="-0.000971045197740113">
            <text:p>-0.0009710452</text:p>
          </table:table-cell>
          <table:table-cell office:value-type="float" office:value="1.17872547089114">
            <text:p>1.1787254709</text:p>
          </table:table-cell>
          <table:table-cell office:value-type="float" office:value="1.16682134317248">
            <text:p>1.1668213432</text:p>
          </table:table-cell>
          <table:table-cell office:value-type="float" office:value="0.996603189948311">
            <text:p>0.9966031899</text:p>
          </table:table-cell>
          <table:table-cell office:value-type="float" office:value="14.2954035742178">
            <text:p>14.2954035742</text:p>
          </table:table-cell>
          <table:table-cell office:value-type="float" office:value="15.2648657600627">
            <text:p>15.2648657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5966">
            <text:p>15966</text:p>
          </table:table-cell>
          <table:table-cell office:value-type="float" office:value="20744">
            <text:p>20744</text:p>
          </table:table-cell>
          <table:table-cell office:value-type="float" office:value="29796">
            <text:p>29796</text:p>
          </table:table-cell>
          <table:table-cell office:value-type="float" office:value="-6.5">
            <text:p>-6.5</text:p>
          </table:table-cell>
          <table:table-cell office:value-type="float" office:value="679.875">
            <text:p>679.875</text:p>
          </table:table-cell>
          <table:table-cell office:value-type="float" office:value="-61.25">
            <text:p>-61.25</text:p>
          </table:table-cell>
          <table:table-cell office:value-type="float" office:value="-0.000407115119629212">
            <text:p>-0.0004071151</text:p>
          </table:table-cell>
          <table:table-cell office:value-type="float" office:value="0.0327745372155804">
            <text:p>0.0327745372</text:p>
          </table:table-cell>
          <table:table-cell office:value-type="float" office:value="-0.00205564505302725">
            <text:p>-0.0020556451</text:p>
          </table:table-cell>
          <table:table-cell office:value-type="float" office:value="0.99857542193703">
            <text:p>0.9985754219</text:p>
          </table:table-cell>
          <table:table-cell office:value-type="float" office:value="1.11681625402233">
            <text:p>1.116816254</text:p>
          </table:table-cell>
          <table:table-cell office:value-type="float" office:value="0.992813524640509">
            <text:p>0.9928135246</text:p>
          </table:table-cell>
          <table:table-cell office:value-type="float" office:value="0">
            <text:p>0</text:p>
          </table:table-cell>
          <table:table-cell office:value-type="float" office:value="21.49366487151">
            <text:p>21.4936648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16560">
            <text:p>16560</text:p>
          </table:table-cell>
          <table:table-cell office:value-type="float" office:value="21632">
            <text:p>21632</text:p>
          </table:table-cell>
          <table:table-cell office:value-type="float" office:value="29109">
            <text:p>29109</text:p>
          </table:table-cell>
          <table:table-cell office:value-type="float" office:value="23.25">
            <text:p>23.25</text:p>
          </table:table-cell>
          <table:table-cell office:value-type="float" office:value="22.75">
            <text:p>22.75</text:p>
          </table:table-cell>
          <table:table-cell office:value-type="float" office:value="527.5">
            <text:p>527.5</text:p>
          </table:table-cell>
          <table:table-cell office:value-type="float" office:value="0.00140398550724638">
            <text:p>0.0014039855</text:p>
          </table:table-cell>
          <table:table-cell office:value-type="float" office:value="0.00105168269230769">
            <text:p>0.0010516827</text:p>
          </table:table-cell>
          <table:table-cell office:value-type="float" office:value="0.0181215431653441">
            <text:p>0.0181215432</text:p>
          </table:table-cell>
          <table:table-cell office:value-type="float" office:value="1.00491781277896">
            <text:p>1.0049178128</text:p>
          </table:table-cell>
          <table:table-cell office:value-type="float" office:value="1.00368305725459">
            <text:p>1.0036830573</text:p>
          </table:table-cell>
          <table:table-cell office:value-type="float" office:value="1.06406904611902">
            <text:p>1.06406904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725">
            <text:p>725</text:p>
          </table:table-cell>
          <table:table-cell office:value-type="float" office:value="15951">
            <text:p>15951</text:p>
          </table:table-cell>
          <table:table-cell office:value-type="float" office:value="22602">
            <text:p>22602</text:p>
          </table:table-cell>
          <table:table-cell office:value-type="float" office:value="30743">
            <text:p>30743</text:p>
          </table:table-cell>
          <table:table-cell office:value-type="float" office:value="27.5">
            <text:p>27.5</text:p>
          </table:table-cell>
          <table:table-cell office:value-type="float" office:value="225.625">
            <text:p>225.625</text:p>
          </table:table-cell>
          <table:table-cell office:value-type="float" office:value="134.125">
            <text:p>134.125</text:p>
          </table:table-cell>
          <table:table-cell office:value-type="float" office:value="0.00172402984138925">
            <text:p>0.0017240298</text:p>
          </table:table-cell>
          <table:table-cell office:value-type="float" office:value="0.00998252367047164">
            <text:p>0.0099825237</text:p>
          </table:table-cell>
          <table:table-cell office:value-type="float" office:value="0.00436278177146017">
            <text:p>0.0043627818</text:p>
          </table:table-cell>
          <table:table-cell office:value-type="float" office:value="1.00603993011149">
            <text:p>1.0060399301</text:p>
          </table:table-cell>
          <table:table-cell office:value-type="float" office:value="1.03513414837316">
            <text:p>1.0351341484</text:p>
          </table:table-cell>
          <table:table-cell office:value-type="float" office:value="1.01530704257509">
            <text:p>1.01530704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5810">
            <text:p>15810</text:p>
          </table:table-cell>
          <table:table-cell office:value-type="float" office:value="23045">
            <text:p>23045</text:p>
          </table:table-cell>
          <table:table-cell office:value-type="float" office:value="31305">
            <text:p>31305</text:p>
          </table:table-cell>
          <table:table-cell office:value-type="float" office:value="6">
            <text:p>6</text:p>
          </table:table-cell>
          <table:table-cell office:value-type="float" office:value="141.75">
            <text:p>141.75</text:p>
          </table:table-cell>
          <table:table-cell office:value-type="float" office:value="218.375">
            <text:p>218.375</text:p>
          </table:table-cell>
          <table:table-cell office:value-type="float" office:value="0.000379506641366224">
            <text:p>0.0003795066</text:p>
          </table:table-cell>
          <table:table-cell office:value-type="float" office:value="0.00615100889563897">
            <text:p>0.0061510089</text:p>
          </table:table-cell>
          <table:table-cell office:value-type="float" office:value="0.00697572272799872">
            <text:p>0.0069757227</text:p>
          </table:table-cell>
          <table:table-cell office:value-type="float" office:value="1.00132855553435">
            <text:p>1.0013285555</text:p>
          </table:table-cell>
          <table:table-cell office:value-type="float" office:value="1.02160268755919">
            <text:p>1.0216026876</text:p>
          </table:table-cell>
          <table:table-cell office:value-type="float" office:value="1.02451040453485">
            <text:p>1.02451040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510">
            <text:p>510</text:p>
          </table:table-cell>
          <table:table-cell office:value-type="float" office:value="15950">
            <text:p>15950</text:p>
          </table:table-cell>
          <table:table-cell office:value-type="float" office:value="21624">
            <text:p>21624</text:p>
          </table:table-cell>
          <table:table-cell office:value-type="float" office:value="29741">
            <text:p>29741</text:p>
          </table:table-cell>
          <table:table-cell office:value-type="float" office:value="-155.125">
            <text:p>-155.125</text:p>
          </table:table-cell>
          <table:table-cell office:value-type="float" office:value="310.625">
            <text:p>310.625</text:p>
          </table:table-cell>
          <table:table-cell office:value-type="float" office:value="-51">
            <text:p>-51</text:p>
          </table:table-cell>
          <table:table-cell office:value-type="float" office:value="-0.0097257053291536">
            <text:p>-0.0097257053</text:p>
          </table:table-cell>
          <table:table-cell office:value-type="float" office:value="0.0143648261191269">
            <text:p>0.0143648261</text:p>
          </table:table-cell>
          <table:table-cell office:value-type="float" office:value="-0.00171480447866581">
            <text:p>-0.0017148045</text:p>
          </table:table-cell>
          <table:table-cell office:value-type="float" office:value="0.966145426462495">
            <text:p>0.9661454265</text:p>
          </table:table-cell>
          <table:table-cell office:value-type="float" office:value="1.05068133394663">
            <text:p>1.0506813339</text:p>
          </table:table-cell>
          <table:table-cell office:value-type="float" office:value="0.994003947811294">
            <text:p>0.99400394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549">
            <text:p>16549</text:p>
          </table:table-cell>
          <table:table-cell office:value-type="float" office:value="21182">
            <text:p>21182</text:p>
          </table:table-cell>
          <table:table-cell office:value-type="float" office:value="29050">
            <text:p>29050</text:p>
          </table:table-cell>
          <table:table-cell office:value-type="float" office:value="-3">
            <text:p>-3</text:p>
          </table:table-cell>
          <table:table-cell office:value-type="float" office:value="-38.5">
            <text:p>-38.5</text:p>
          </table:table-cell>
          <table:table-cell office:value-type="float" office:value="28.125">
            <text:p>28.125</text:p>
          </table:table-cell>
          <table:table-cell office:value-type="float" office:value="-0.000181279835639616">
            <text:p>-0.0001812798</text:p>
          </table:table-cell>
          <table:table-cell office:value-type="float" office:value="-0.00181758096497026">
            <text:p>-0.001817581</text:p>
          </table:table-cell>
          <table:table-cell office:value-type="float" office:value="0.00096815834767642">
            <text:p>0.0009681583</text:p>
          </table:table-cell>
          <table:table-cell office:value-type="float" office:value="0.999365584985524">
            <text:p>0.999365585</text:p>
          </table:table-cell>
          <table:table-cell office:value-type="float" office:value="0.99364494167971">
            <text:p>0.9936449417</text:p>
          </table:table-cell>
          <table:table-cell office:value-type="float" office:value="1.00339039138482">
            <text:p>1.00339039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105">
            <text:p>1105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5951">
            <text:p>15951</text:p>
          </table:table-cell>
          <table:table-cell office:value-type="float" office:value="21085">
            <text:p>21085</text:p>
          </table:table-cell>
          <table:table-cell office:value-type="float" office:value="30968">
            <text:p>30968</text:p>
          </table:table-cell>
          <table:table-cell office:value-type="float" office:value="27.5">
            <text:p>27.5</text:p>
          </table:table-cell>
          <table:table-cell office:value-type="float" office:value="338.75">
            <text:p>338.75</text:p>
          </table:table-cell>
          <table:table-cell office:value-type="float" office:value="-20.125">
            <text:p>-20.125</text:p>
          </table:table-cell>
          <table:table-cell office:value-type="float" office:value="0.00172402984138925">
            <text:p>0.0017240298</text:p>
          </table:table-cell>
          <table:table-cell office:value-type="float" office:value="0.0160659236423998">
            <text:p>0.0160659236</text:p>
          </table:table-cell>
          <table:table-cell office:value-type="float" office:value="-0.000649864376130199">
            <text:p>-0.0006498644</text:p>
          </table:table-cell>
          <table:table-cell office:value-type="float" office:value="1.00603993011149">
            <text:p>1.0060399301</text:p>
          </table:table-cell>
          <table:table-cell office:value-type="float" office:value="1.05673663599727">
            <text:p>1.056736636</text:p>
          </table:table-cell>
          <table:table-cell office:value-type="float" office:value="0.997726302438011">
            <text:p>0.99772630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724">
            <text:p>15724</text:p>
          </table:table-cell>
          <table:table-cell office:value-type="float" office:value="21190">
            <text:p>21190</text:p>
          </table:table-cell>
          <table:table-cell office:value-type="float" office:value="31306">
            <text:p>31306</text:p>
          </table:table-cell>
          <table:table-cell office:value-type="float" office:value="18.5">
            <text:p>18.5</text:p>
          </table:table-cell>
          <table:table-cell office:value-type="float" office:value="329.375">
            <text:p>329.375</text:p>
          </table:table-cell>
          <table:table-cell office:value-type="float" office:value="174.875">
            <text:p>174.875</text:p>
          </table:table-cell>
          <table:table-cell office:value-type="float" office:value="0.00117654540829306">
            <text:p>0.0011765454</text:p>
          </table:table-cell>
          <table:table-cell office:value-type="float" office:value="0.0155438886267107">
            <text:p>0.0155438886</text:p>
          </table:table-cell>
          <table:table-cell office:value-type="float" office:value="0.00558598990608829">
            <text:p>0.0055859899</text:p>
          </table:table-cell>
          <table:table-cell office:value-type="float" office:value="1.00412062207686">
            <text:p>1.0041206221</text:p>
          </table:table-cell>
          <table:table-cell office:value-type="float" office:value="1.05487717064182">
            <text:p>1.0548771706</text:p>
          </table:table-cell>
          <table:table-cell office:value-type="float" office:value="1.01961212310644">
            <text:p>1.01961212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579">
            <text:p>579</text:p>
          </table:table-cell>
          <table:table-cell office:value-type="float" office:value="15114">
            <text:p>15114</text:p>
          </table:table-cell>
          <table:table-cell office:value-type="float" office:value="20897">
            <text:p>20897</text:p>
          </table:table-cell>
          <table:table-cell office:value-type="float" office:value="29681">
            <text:p>29681</text:p>
          </table:table-cell>
          <table:table-cell office:value-type="float" office:value="-198">
            <text:p>-198</text:p>
          </table:table-cell>
          <table:table-cell office:value-type="float" office:value="366.375">
            <text:p>366.375</text:p>
          </table:table-cell>
          <table:table-cell office:value-type="float" office:value="645.5">
            <text:p>645.5</text:p>
          </table:table-cell>
          <table:table-cell office:value-type="float" office:value="-0.0131004366812227">
            <text:p>-0.0131004367</text:p>
          </table:table-cell>
          <table:table-cell office:value-type="float" office:value="0.0175324209216634">
            <text:p>0.0175324209</text:p>
          </table:table-cell>
          <table:table-cell office:value-type="float" office:value="0.0217479195444897">
            <text:p>0.0217479195</text:p>
          </table:table-cell>
          <table:table-cell office:value-type="float" office:value="0.954484849640548">
            <text:p>0.9544848496</text:p>
          </table:table-cell>
          <table:table-cell office:value-type="float" office:value="1.06196594936124">
            <text:p>1.0619659494</text:p>
          </table:table-cell>
          <table:table-cell office:value-type="float" office:value="1.07704474353456">
            <text:p>1.0770447435</text:p>
          </table:table-cell>
          <table:table-cell table:number-columns-repeated="2" office:value-type="float" office:value="0">
            <text:p>0</text:p>
          </table:table-cell>
          <table:table-cell office:value-type="float" office:value="32.2172153890957">
            <text:p>32.217215389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0">
            <text:p>600</text:p>
          </table:table-cell>
          <table:table-cell office:value-type="float" office:value="1199">
            <text:p>1199</text:p>
          </table:table-cell>
          <table:table-cell office:value-type="float" office:value="15855">
            <text:p>15855</text:p>
          </table:table-cell>
          <table:table-cell office:value-type="float" office:value="21220">
            <text:p>21220</text:p>
          </table:table-cell>
          <table:table-cell office:value-type="float" office:value="32703">
            <text:p>32703</text:p>
          </table:table-cell>
          <table:table-cell office:value-type="float" office:value="85.625">
            <text:p>85.625</text:p>
          </table:table-cell>
          <table:table-cell office:value-type="float" office:value="11.125">
            <text:p>11.125</text:p>
          </table:table-cell>
          <table:table-cell office:value-type="float" office:value="554.875">
            <text:p>554.875</text:p>
          </table:table-cell>
          <table:table-cell office:value-type="float" office:value="0.00540050457269">
            <text:p>0.0054005046</text:p>
          </table:table-cell>
          <table:table-cell office:value-type="float" office:value="0.000524269557021678">
            <text:p>0.0005242696</text:p>
          </table:table-cell>
          <table:table-cell office:value-type="float" office:value="0.0169670978197719">
            <text:p>0.0169670978</text:p>
          </table:table-cell>
          <table:table-cell office:value-type="float" office:value="1.01895893028571">
            <text:p>1.0189589303</text:p>
          </table:table-cell>
          <table:table-cell office:value-type="float" office:value="1.00183548217237">
            <text:p>1.0018354822</text:p>
          </table:table-cell>
          <table:table-cell office:value-type="float" office:value="1.05994909188972">
            <text:p>1.0599490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5860">
            <text:p>15860</text:p>
          </table:table-cell>
          <table:table-cell office:value-type="float" office:value="22722">
            <text:p>22722</text:p>
          </table:table-cell>
          <table:table-cell office:value-type="float" office:value="34919">
            <text:p>34919</text:p>
          </table:table-cell>
          <table:table-cell office:value-type="float" office:value="54.875">
            <text:p>54.875</text:p>
          </table:table-cell>
          <table:table-cell office:value-type="float" office:value="140">
            <text:p>140</text:p>
          </table:table-cell>
          <table:table-cell office:value-type="float" office:value="-9.625">
            <text:p>-9.625</text:p>
          </table:table-cell>
          <table:table-cell office:value-type="float" office:value="0.00345996216897856">
            <text:p>0.0034599622</text:p>
          </table:table-cell>
          <table:table-cell office:value-type="float" office:value="0.00616142945163278">
            <text:p>0.0061614295</text:p>
          </table:table-cell>
          <table:table-cell office:value-type="float" office:value="-0.000275637904865546">
            <text:p>-0.0002756379</text:p>
          </table:table-cell>
          <table:table-cell office:value-type="float" office:value="1.01213333141432">
            <text:p>1.0121333314</text:p>
          </table:table-cell>
          <table:table-cell office:value-type="float" office:value="1.02163941097797">
            <text:p>1.021639411</text:p>
          </table:table-cell>
          <table:table-cell office:value-type="float" office:value="0.99903541624643">
            <text:p>0.99903541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860">
            <text:p>860</text:p>
          </table:table-cell>
          <table:table-cell office:value-type="float" office:value="16028">
            <text:p>16028</text:p>
          </table:table-cell>
          <table:table-cell office:value-type="float" office:value="23015">
            <text:p>23015</text:p>
          </table:table-cell>
          <table:table-cell office:value-type="float" office:value="35584">
            <text:p>35584</text:p>
          </table:table-cell>
          <table:table-cell office:value-type="float" office:value="107.75">
            <text:p>107.75</text:p>
          </table:table-cell>
          <table:table-cell office:value-type="float" office:value="156.875">
            <text:p>156.875</text:p>
          </table:table-cell>
          <table:table-cell office:value-type="float" office:value="-431.375">
            <text:p>-431.375</text:p>
          </table:table-cell>
          <table:table-cell office:value-type="float" office:value="0.00672261043174445">
            <text:p>0.0067226104</text:p>
          </table:table-cell>
          <table:table-cell office:value-type="float" office:value="0.00681620682163806">
            <text:p>0.0068162068</text:p>
          </table:table-cell>
          <table:table-cell office:value-type="float" office:value="-0.0121227236960432">
            <text:p>-0.0121227237</text:p>
          </table:table-cell>
          <table:table-cell office:value-type="float" office:value="1.0236177157535">
            <text:p>1.0236177158</text:p>
          </table:table-cell>
          <table:table-cell office:value-type="float" office:value="1.02394778679959">
            <text:p>1.0239477868</text:p>
          </table:table-cell>
          <table:table-cell office:value-type="float" office:value="0.957858509506278">
            <text:p>0.9578585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5994">
            <text:p>15994</text:p>
          </table:table-cell>
          <table:table-cell office:value-type="float" office:value="21428">
            <text:p>21428</text:p>
          </table:table-cell>
          <table:table-cell office:value-type="float" office:value="34882">
            <text:p>34882</text:p>
          </table:table-cell>
          <table:table-cell office:value-type="float" office:value="19.625">
            <text:p>19.625</text:p>
          </table:table-cell>
          <table:table-cell office:value-type="float" office:value="350.75">
            <text:p>350.75</text:p>
          </table:table-cell>
          <table:table-cell office:value-type="float" office:value="-856.625">
            <text:p>-856.625</text:p>
          </table:table-cell>
          <table:table-cell office:value-type="float" office:value="0.00122702263348756">
            <text:p>0.0012270226</text:p>
          </table:table-cell>
          <table:table-cell office:value-type="float" office:value="0.0163687698338622">
            <text:p>0.0163687698</text:p>
          </table:table-cell>
          <table:table-cell office:value-type="float" office:value="-0.0245577948512127">
            <text:p>-0.0245577949</text:p>
          </table:table-cell>
          <table:table-cell office:value-type="float" office:value="1.00429753016291">
            <text:p>1.0042975302</text:p>
          </table:table-cell>
          <table:table-cell office:value-type="float" office:value="1.05781585020523">
            <text:p>1.0578158502</text:p>
          </table:table-cell>
          <table:table-cell office:value-type="float" office:value="0.915229765185146">
            <text:p>0.9152297652</text:p>
          </table:table-cell>
          <table:table-cell table:number-columns-repeated="2" office:value-type="float" office:value="0">
            <text:p>0</text:p>
          </table:table-cell>
          <table:table-cell office:value-type="float" office:value="-27.8771295016921">
            <text:p>-27.877129501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83">
            <text:p>583</text:p>
          </table:table-cell>
          <table:table-cell office:value-type="float" office:value="15378">
            <text:p>15378</text:p>
          </table:table-cell>
          <table:table-cell office:value-type="float" office:value="22612">
            <text:p>22612</text:p>
          </table:table-cell>
          <table:table-cell office:value-type="float" office:value="33094">
            <text:p>33094</text:p>
          </table:table-cell>
          <table:table-cell office:value-type="float" office:value="192.375">
            <text:p>192.375</text:p>
          </table:table-cell>
          <table:table-cell office:value-type="float" office:value="240">
            <text:p>240</text:p>
          </table:table-cell>
          <table:table-cell office:value-type="float" office:value="316">
            <text:p>316</text:p>
          </table:table-cell>
          <table:table-cell office:value-type="float" office:value="0.0125097541943036">
            <text:p>0.0125097542</text:p>
          </table:table-cell>
          <table:table-cell office:value-type="float" office:value="0.0106138333628162">
            <text:p>0.0106138334</text:p>
          </table:table-cell>
          <table:table-cell office:value-type="float" office:value="0.00954855865111501">
            <text:p>0.0095485587</text:p>
          </table:table-cell>
          <table:table-cell office:value-type="float" office:value="1.04409086782207">
            <text:p>1.0440908678</text:p>
          </table:table-cell>
          <table:table-cell office:value-type="float" office:value="1.03736921754882">
            <text:p>1.0373692175</text:p>
          </table:table-cell>
          <table:table-cell office:value-type="float" office:value="1.03359865822464">
            <text:p>1.03359865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5548">
            <text:p>15548</text:p>
          </table:table-cell>
          <table:table-cell office:value-type="float" office:value="20865">
            <text:p>20865</text:p>
          </table:table-cell>
          <table:table-cell office:value-type="float" office:value="34222">
            <text:p>34222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-18.375">
            <text:p>-18.375</text:p>
          </table:table-cell>
          <table:table-cell office:value-type="float" office:value="0.011577051710831">
            <text:p>0.0115770517</text:p>
          </table:table-cell>
          <table:table-cell office:value-type="float" office:value="0.00714114545890247">
            <text:p>0.0071411455</text:p>
          </table:table-cell>
          <table:table-cell office:value-type="float" office:value="-0.000536935304774706">
            <text:p>-0.0005369353</text:p>
          </table:table-cell>
          <table:table-cell office:value-type="float" office:value="1.04078237611549">
            <text:p>1.0407823761</text:p>
          </table:table-cell>
          <table:table-cell office:value-type="float" office:value="1.02509396118475">
            <text:p>1.0250939612</text:p>
          </table:table-cell>
          <table:table-cell office:value-type="float" office:value="0.998121291500351">
            <text:p>0.99812129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348">
            <text:p>14348</text:p>
          </table:table-cell>
          <table:table-cell office:value-type="float" office:value="20337">
            <text:p>20337</text:p>
          </table:table-cell>
          <table:table-cell office:value-type="float" office:value="34405">
            <text:p>34405</text:p>
          </table:table-cell>
          <table:table-cell office:value-type="float" office:value="-828.375">
            <text:p>-828.375</text:p>
          </table:table-cell>
          <table:table-cell office:value-type="float" office:value="-244.125">
            <text:p>-244.125</text:p>
          </table:table-cell>
          <table:table-cell office:value-type="float" office:value="-446.625">
            <text:p>-446.625</text:p>
          </table:table-cell>
          <table:table-cell office:value-type="float" office:value="-0.0577345274602732">
            <text:p>-0.0577345275</text:p>
          </table:table-cell>
          <table:table-cell office:value-type="float" office:value="-0.0120039828883316">
            <text:p>-0.0120039829</text:p>
          </table:table-cell>
          <table:table-cell office:value-type="float" office:value="-0.0129813980526086">
            <text:p>-0.0129813981</text:p>
          </table:table-cell>
          <table:table-cell office:value-type="float" office:value="0.804462374184723">
            <text:p>0.8044623742</text:p>
          </table:table-cell>
          <table:table-cell office:value-type="float" office:value="0.958268487276999">
            <text:p>0.9582684873</text:p>
          </table:table-cell>
          <table:table-cell office:value-type="float" office:value="0.954895399538854">
            <text:p>0.9548953995</text:p>
          </table:table-cell>
          <table:table-cell office:value-type="float" office:value="-11.6557567916703">
            <text:p>-11.65575679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2703">
            <text:p>12703</text:p>
          </table:table-cell>
          <table:table-cell office:value-type="float" office:value="20850">
            <text:p>20850</text:p>
          </table:table-cell>
          <table:table-cell office:value-type="float" office:value="33330">
            <text:p>33330</text:p>
          </table:table-cell>
          <table:table-cell office:value-type="float" office:value="-738.25">
            <text:p>-738.25</text:p>
          </table:table-cell>
          <table:table-cell office:value-type="float" office:value="363.875">
            <text:p>363.875</text:p>
          </table:table-cell>
          <table:table-cell office:value-type="float" office:value="-912.5">
            <text:p>-912.5</text:p>
          </table:table-cell>
          <table:table-cell office:value-type="float" office:value="-0.0581161930252696">
            <text:p>-0.058116193</text:p>
          </table:table-cell>
          <table:table-cell office:value-type="float" office:value="0.0174520383693046">
            <text:p>0.0174520384</text:p>
          </table:table-cell>
          <table:table-cell office:value-type="float" office:value="-0.0273777377737774">
            <text:p>-0.0273777378</text:p>
          </table:table-cell>
          <table:table-cell office:value-type="float" office:value="0.803213208519387">
            <text:p>0.8032132085</text:p>
          </table:table-cell>
          <table:table-cell office:value-type="float" office:value="1.06167909863332">
            <text:p>1.0616790986</text:p>
          </table:table-cell>
          <table:table-cell office:value-type="float" office:value="0.905647017221974">
            <text:p>0.9056470172</text:p>
          </table:table-cell>
          <table:table-cell office:value-type="float" office:value="-11.5768881205202">
            <text:p>-11.5768881205</text:p>
          </table:table-cell>
          <table:table-cell office:value-type="float" office:value="0">
            <text:p>0</text:p>
          </table:table-cell>
          <table:table-cell office:value-type="float" office:value="-24.9697358866518">
            <text:p>-24.969735886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03">
            <text:p>803</text:p>
          </table:table-cell>
          <table:table-cell office:value-type="float" office:value="11869">
            <text:p>11869</text:p>
          </table:table-cell>
          <table:table-cell office:value-type="float" office:value="20536">
            <text:p>20536</text:p>
          </table:table-cell>
          <table:table-cell office:value-type="float" office:value="31410">
            <text:p>31410</text:p>
          </table:table-cell>
          <table:table-cell office:value-type="float" office:value="-516.875">
            <text:p>-516.875</text:p>
          </table:table-cell>
          <table:table-cell office:value-type="float" office:value="-816.625">
            <text:p>-816.625</text:p>
          </table:table-cell>
          <table:table-cell office:value-type="float" office:value="224">
            <text:p>224</text:p>
          </table:table-cell>
          <table:table-cell office:value-type="float" office:value="-0.0435483191507288">
            <text:p>-0.0435483192</text:p>
          </table:table-cell>
          <table:table-cell office:value-type="float" office:value="-0.0397655336969225">
            <text:p>-0.0397655337</text:p>
          </table:table-cell>
          <table:table-cell office:value-type="float" office:value="0.00713148678764725">
            <text:p>0.0071314868</text:p>
          </table:table-cell>
          <table:table-cell office:value-type="float" office:value="0.851297936930122">
            <text:p>0.8512979369</text:p>
          </table:table-cell>
          <table:table-cell office:value-type="float" office:value="0.863919975494365">
            <text:p>0.8639199755</text:p>
          </table:table-cell>
          <table:table-cell office:value-type="float" office:value="1.02505988564022">
            <text:p>1.0250598856</text:p>
          </table:table-cell>
          <table:table-cell office:value-type="float" office:value="-15.5675924984318">
            <text:p>-15.5675924984</text:p>
          </table:table-cell>
          <table:table-cell office:value-type="float" office:value="-17.0819358158293">
            <text:p>-17.0819358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043">
            <text:p>20043</text:p>
          </table:table-cell>
          <table:table-cell office:value-type="float" office:value="33388">
            <text:p>33388</text:p>
          </table:table-cell>
          <table:table-cell office:value-type="float" office:value="-313.75">
            <text:p>-313.75</text:p>
          </table:table-cell>
          <table:table-cell office:value-type="float" office:value="-1091.75">
            <text:p>-1091.75</text:p>
          </table:table-cell>
          <table:table-cell office:value-type="float" office:value="-146.125">
            <text:p>-146.125</text:p>
          </table:table-cell>
          <table:table-cell office:value-type="float" office:value="-0.0253126260588947">
            <text:p>-0.0253126261</text:p>
          </table:table-cell>
          <table:table-cell office:value-type="float" office:value="-0.0544703886643716">
            <text:p>-0.0544703887</text:p>
          </table:table-cell>
          <table:table-cell office:value-type="float" office:value="-0.00437657242122918">
            <text:p>-0.0043765724</text:p>
          </table:table-cell>
          <table:table-cell office:value-type="float" office:value="0.912661637708343">
            <text:p>0.9126616377</text:p>
          </table:table-cell>
          <table:table-cell office:value-type="float" office:value="0.815169005227545">
            <text:p>0.8151690052</text:p>
          </table:table-cell>
          <table:table-cell office:value-type="float" office:value="0.984719539122568">
            <text:p>0.9847195391</text:p>
          </table:table-cell>
          <table:table-cell office:value-type="float" office:value="-27.0354014339704">
            <text:p>-27.035401434</text:p>
          </table:table-cell>
          <table:table-cell office:value-type="float" office:value="-12.3754021551114">
            <text:p>-12.3754021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3071">
            <text:p>13071</text:p>
          </table:table-cell>
          <table:table-cell office:value-type="float" office:value="19704">
            <text:p>19704</text:p>
          </table:table-cell>
          <table:table-cell office:value-type="float" office:value="33888">
            <text:p>33888</text:p>
          </table:table-cell>
          <table:table-cell office:value-type="float" office:value="-174.625">
            <text:p>-174.625</text:p>
          </table:table-cell>
          <table:table-cell office:value-type="float" office:value="-262.625">
            <text:p>-262.625</text:p>
          </table:table-cell>
          <table:table-cell office:value-type="float" office:value="-319.375">
            <text:p>-319.375</text:p>
          </table:table-cell>
          <table:table-cell office:value-type="float" office:value="-0.0133597276413434">
            <text:p>-0.0133597276</text:p>
          </table:table-cell>
          <table:table-cell office:value-type="float" office:value="-0.0133285119772635">
            <text:p>-0.013328512</text:p>
          </table:table-cell>
          <table:table-cell office:value-type="float" office:value="-0.0094244275259679">
            <text:p>-0.0094244275</text:p>
          </table:table-cell>
          <table:table-cell office:value-type="float" office:value="0.953590778607694">
            <text:p>0.9535907786</text:p>
          </table:table-cell>
          <table:table-cell office:value-type="float" office:value="0.953698400573373">
            <text:p>0.9536984006</text:p>
          </table:table-cell>
          <table:table-cell office:value-type="float" office:value="0.967188590534129">
            <text:p>0.9671885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9088">
            <text:p>19088</text:p>
          </table:table-cell>
          <table:table-cell office:value-type="float" office:value="32966">
            <text:p>32966</text:p>
          </table:table-cell>
          <table:table-cell office:value-type="float" office:value="-776.25">
            <text:p>-776.25</text:p>
          </table:table-cell>
          <table:table-cell office:value-type="float" office:value="-495.25">
            <text:p>-495.25</text:p>
          </table:table-cell>
          <table:table-cell office:value-type="float" office:value="-838.875">
            <text:p>-838.875</text:p>
          </table:table-cell>
          <table:table-cell office:value-type="float" office:value="-0.0625907111756168">
            <text:p>-0.0625907112</text:p>
          </table:table-cell>
          <table:table-cell office:value-type="float" office:value="-0.0259456202849958">
            <text:p>-0.0259456203</text:p>
          </table:table-cell>
          <table:table-cell office:value-type="float" office:value="-0.0254466723290663">
            <text:p>-0.0254466723</text:p>
          </table:table-cell>
          <table:table-cell office:value-type="float" office:value="0.788611001251261">
            <text:p>0.7886110013</text:p>
          </table:table-cell>
          <table:table-cell office:value-type="float" office:value="0.910509752417982">
            <text:p>0.9105097524</text:p>
          </table:table-cell>
          <table:table-cell office:value-type="float" office:value="0.912205811788209">
            <text:p>0.9122058118</text:p>
          </table:table-cell>
          <table:table-cell office:value-type="float" office:value="-10.7239751000814">
            <text:p>-10.7239751001</text:p>
          </table:table-cell>
          <table:table-cell office:value-type="float" office:value="-26.3672908670086">
            <text:p>-26.367290867</text:p>
          </table:table-cell>
          <table:table-cell office:value-type="float" office:value="-26.8911447610562">
            <text:p>-26.89114476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424">
            <text:p>11424</text:p>
          </table:table-cell>
          <table:table-cell office:value-type="float" office:value="17778">
            <text:p>17778</text:p>
          </table:table-cell>
          <table:table-cell office:value-type="float" office:value="30391">
            <text:p>30391</text:p>
          </table:table-cell>
          <table:table-cell office:value-type="float" office:value="-496.375">
            <text:p>-496.375</text:p>
          </table:table-cell>
          <table:table-cell office:value-type="float" office:value="-825.75">
            <text:p>-825.75</text:p>
          </table:table-cell>
          <table:table-cell office:value-type="float" office:value="-1401.875">
            <text:p>-1401.875</text:p>
          </table:table-cell>
          <table:table-cell office:value-type="float" office:value="-0.0434501925770308">
            <text:p>-0.0434501926</text:p>
          </table:table-cell>
          <table:table-cell office:value-type="float" office:value="-0.0464478569017887">
            <text:p>-0.0464478569</text:p>
          </table:table-cell>
          <table:table-cell office:value-type="float" office:value="-0.0461279655161067">
            <text:p>-0.0461279655</text:p>
          </table:table-cell>
          <table:table-cell office:value-type="float" office:value="0.851624647680955">
            <text:p>0.8516246477</text:p>
          </table:table-cell>
          <table:table-cell office:value-type="float" office:value="0.841661011528847">
            <text:p>0.8416610115</text:p>
          </table:table-cell>
          <table:table-cell office:value-type="float" office:value="0.84272258753083">
            <text:p>0.8427225875</text:p>
          </table:table-cell>
          <table:table-cell office:value-type="float" office:value="-15.6035442931126">
            <text:p>-15.6035442931</text:p>
          </table:table-cell>
          <table:table-cell office:value-type="float" office:value="-14.5738044022888">
            <text:p>-14.5738044023</text:p>
          </table:table-cell>
          <table:table-cell office:value-type="float" office:value="-14.6773136883992">
            <text:p>-14.677313688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836">
            <text:p>17836</text:p>
          </table:table-cell>
          <table:table-cell office:value-type="float" office:value="26885">
            <text:p>26885</text:p>
          </table:table-cell>
          <table:table-cell office:value-type="float" office:value="-341.25">
            <text:p>-341.25</text:p>
          </table:table-cell>
          <table:table-cell office:value-type="float" office:value="-69.5">
            <text:p>-69.5</text:p>
          </table:table-cell>
          <table:table-cell office:value-type="float" office:value="-1529.125">
            <text:p>-1529.125</text:p>
          </table:table-cell>
          <table:table-cell office:value-type="float" office:value="-0.0288950042337003">
            <text:p>-0.0288950042</text:p>
          </table:table-cell>
          <table:table-cell office:value-type="float" office:value="-0.00389661359049114">
            <text:p>-0.0038966136</text:p>
          </table:table-cell>
          <table:table-cell office:value-type="float" office:value="-0.05687651106565">
            <text:p>-0.0568765111</text:p>
          </table:table-cell>
          <table:table-cell office:value-type="float" office:value="0.900503930870594">
            <text:p>0.9005039309</text:p>
          </table:table-cell>
          <table:table-cell office:value-type="float" office:value="0.986391612284329">
            <text:p>0.9863916123</text:p>
          </table:table-cell>
          <table:table-cell office:value-type="float" office:value="0.807272688791787">
            <text:p>0.8072726888</text:p>
          </table:table-cell>
          <table:table-cell office:value-type="float" office:value="-23.6402110536399">
            <text:p>-23.6402110536</text:p>
          </table:table-cell>
          <table:table-cell office:value-type="float" office:value="0">
            <text:p>0</text:p>
          </table:table-cell>
          <table:table-cell office:value-type="float" office:value="-11.8369235487001">
            <text:p>-11.836923548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7135">
            <text:p>17135</text:p>
          </table:table-cell>
          <table:table-cell office:value-type="float" office:value="24800">
            <text:p>24800</text:p>
          </table:table-cell>
          <table:table-cell office:value-type="float" office:value="-199.375">
            <text:p>-199.375</text:p>
          </table:table-cell>
          <table:table-cell office:value-type="float" office:value="-102.5">
            <text:p>-102.5</text:p>
          </table:table-cell>
          <table:table-cell office:value-type="float" office:value="-1439.875">
            <text:p>-1439.875</text:p>
          </table:table-cell>
          <table:table-cell office:value-type="float" office:value="-0.0156864673485445">
            <text:p>-0.0156864673</text:p>
          </table:table-cell>
          <table:table-cell office:value-type="float" office:value="-0.00598190837467172">
            <text:p>-0.0059819084</text:p>
          </table:table-cell>
          <table:table-cell office:value-type="float" office:value="-0.0580594758064516">
            <text:p>-0.0580594758</text:p>
          </table:table-cell>
          <table:table-cell office:value-type="float" office:value="0.945579652185533">
            <text:p>0.9455796522</text:p>
          </table:table-cell>
          <table:table-cell office:value-type="float" office:value="0.979133455815143">
            <text:p>0.9791334558</text:p>
          </table:table-cell>
          <table:table-cell office:value-type="float" office:value="0.803398804030022">
            <text:p>0.80339880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885427836294">
            <text:p>-11.588542783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066">
            <text:p>12066</text:p>
          </table:table-cell>
          <table:table-cell office:value-type="float" office:value="15821">
            <text:p>15821</text:p>
          </table:table-cell>
          <table:table-cell office:value-type="float" office:value="22440">
            <text:p>22440</text:p>
          </table:table-cell>
          <table:table-cell office:value-type="float" office:value="-776.25">
            <text:p>-776.25</text:p>
          </table:table-cell>
          <table:table-cell office:value-type="float" office:value="-984.25">
            <text:p>-984.25</text:p>
          </table:table-cell>
          <table:table-cell office:value-type="float" office:value="-123.375">
            <text:p>-123.375</text:p>
          </table:table-cell>
          <table:table-cell office:value-type="float" office:value="-0.0643336648433615">
            <text:p>-0.0643336648</text:p>
          </table:table-cell>
          <table:table-cell office:value-type="float" office:value="-0.0622116174704507">
            <text:p>-0.0622116175</text:p>
          </table:table-cell>
          <table:table-cell office:value-type="float" office:value="-0.00549799465240642">
            <text:p>-0.0054979947</text:p>
          </table:table-cell>
          <table:table-cell office:value-type="float" office:value="0.782944261095304">
            <text:p>0.7829442611</text:p>
          </table:table-cell>
          <table:table-cell office:value-type="float" office:value="0.789845098136071">
            <text:p>0.7898450981</text:p>
          </table:table-cell>
          <table:table-cell office:value-type="float" office:value="0.980816265489165">
            <text:p>0.9808162655</text:p>
          </table:table-cell>
          <table:table-cell office:value-type="float" office:value="-10.4238386995435">
            <text:p>-10.4238386995</text:p>
          </table:table-cell>
          <table:table-cell office:value-type="float" office:value="-10.7914808709107">
            <text:p>-10.7914808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544">
            <text:p>15544</text:p>
          </table:table-cell>
          <table:table-cell office:value-type="float" office:value="23931">
            <text:p>23931</text:p>
          </table:table-cell>
          <table:table-cell office:value-type="float" office:value="-508.125">
            <text:p>-508.125</text:p>
          </table:table-cell>
          <table:table-cell office:value-type="float" office:value="-107.125">
            <text:p>-107.125</text:p>
          </table:table-cell>
          <table:table-cell office:value-type="float" office:value="18.625">
            <text:p>18.625</text:p>
          </table:table-cell>
          <table:table-cell office:value-type="float" office:value="-0.0452229441082236">
            <text:p>-0.0452229441</text:p>
          </table:table-cell>
          <table:table-cell office:value-type="float" office:value="-0.00689172671127123">
            <text:p>-0.0068917267</text:p>
          </table:table-cell>
          <table:table-cell office:value-type="float" office:value="0.000778279219422506">
            <text:p>0.0007782792</text:p>
          </table:table-cell>
          <table:table-cell office:value-type="float" office:value="0.845728120381896">
            <text:p>0.8457281204</text:p>
          </table:table-cell>
          <table:table-cell office:value-type="float" office:value="0.975972048468794">
            <text:p>0.9759720485</text:p>
          </table:table-cell>
          <table:table-cell office:value-type="float" office:value="1.00272516447632">
            <text:p>1.0027251645</text:p>
          </table:table-cell>
          <table:table-cell office:value-type="float" office:value="-14.9780876766319">
            <text:p>-14.97808767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1570">
            <text:p>11570</text:p>
          </table:table-cell>
          <table:table-cell office:value-type="float" office:value="15444">
            <text:p>15444</text:p>
          </table:table-cell>
          <table:table-cell office:value-type="float" office:value="24067">
            <text:p>24067</text:p>
          </table:table-cell>
          <table:table-cell office:value-type="float" office:value="-264.625">
            <text:p>-264.625</text:p>
          </table:table-cell>
          <table:table-cell office:value-type="float" office:value="-412.125">
            <text:p>-412.125</text:p>
          </table:table-cell>
          <table:table-cell office:value-type="float" office:value="-137">
            <text:p>-137</text:p>
          </table:table-cell>
          <table:table-cell office:value-type="float" office:value="-0.022871650821089">
            <text:p>-0.0228716508</text:p>
          </table:table-cell>
          <table:table-cell office:value-type="float" office:value="-0.0266851204351204">
            <text:p>-0.0266851204</text:p>
          </table:table-cell>
          <table:table-cell office:value-type="float" office:value="-0.00569244193293722">
            <text:p>-0.0056924419</text:p>
          </table:table-cell>
          <table:table-cell office:value-type="float" office:value="0.920974522452301">
            <text:p>0.9209745225</text:p>
          </table:table-cell>
          <table:table-cell office:value-type="float" office:value="0.907997785956247">
            <text:p>0.907997786</text:p>
          </table:table-cell>
          <table:table-cell office:value-type="float" office:value="0.980139964869233">
            <text:p>0.9801399649</text:p>
          </table:table-cell>
          <table:table-cell office:value-type="float" office:value="-29.9580432119422">
            <text:p>-29.9580432119</text:p>
          </table:table-cell>
          <table:table-cell office:value-type="float" office:value="-25.6269082129194">
            <text:p>-25.6269082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12115">
            <text:p>12115</text:p>
          </table:table-cell>
          <table:table-cell office:value-type="float" office:value="16090">
            <text:p>16090</text:p>
          </table:table-cell>
          <table:table-cell office:value-type="float" office:value="22957">
            <text:p>22957</text:p>
          </table:table-cell>
          <table:table-cell office:value-type="float" office:value="-168.625">
            <text:p>-168.625</text:p>
          </table:table-cell>
          <table:table-cell office:value-type="float" office:value="-224.25">
            <text:p>-224.25</text:p>
          </table:table-cell>
          <table:table-cell office:value-type="float" office:value="-216.875">
            <text:p>-216.875</text:p>
          </table:table-cell>
          <table:table-cell office:value-type="float" office:value="-0.0139186958316137">
            <text:p>-0.0139186958</text:p>
          </table:table-cell>
          <table:table-cell office:value-type="float" office:value="-0.0139372280919826">
            <text:p>-0.0139372281</text:p>
          </table:table-cell>
          <table:table-cell office:value-type="float" office:value="-0.00944700962669338">
            <text:p>-0.0094470096</text:p>
          </table:table-cell>
          <table:table-cell office:value-type="float" office:value="0.951664275572912">
            <text:p>0.9516642756</text:p>
          </table:table-cell>
          <table:table-cell office:value-type="float" office:value="0.951600424478761">
            <text:p>0.9516004245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1732">
            <text:p>11732</text:p>
          </table:table-cell>
          <table:table-cell office:value-type="float" office:value="15789">
            <text:p>15789</text:p>
          </table:table-cell>
          <table:table-cell office:value-type="float" office:value="22444">
            <text:p>22444</text:p>
          </table:table-cell>
          <table:table-cell office:value-type="float" office:value="-81.75">
            <text:p>-81.75</text:p>
          </table:table-cell>
          <table:table-cell office:value-type="float" office:value="-79.5">
            <text:p>-79.5</text:p>
          </table:table-cell>
          <table:table-cell office:value-type="float" office:value="-84.5">
            <text:p>-84.5</text:p>
          </table:table-cell>
          <table:table-cell office:value-type="float" office:value="-0.00696812137742925">
            <text:p>-0.0069681214</text:p>
          </table:table-cell>
          <table:table-cell office:value-type="float" office:value="-0.00503515105453164">
            <text:p>-0.0050351511</text:p>
          </table:table-cell>
          <table:table-cell office:value-type="float" office:value="-0.00376492603813937">
            <text:p>-0.003764926</text:p>
          </table:table-cell>
          <table:table-cell office:value-type="float" office:value="0.975706742421438">
            <text:p>0.9757067424</text:p>
          </table:table-cell>
          <table:table-cell office:value-type="float" office:value="0.982426662691578">
            <text:p>0.9824266627</text:p>
          </table:table-cell>
          <table:table-cell office:value-type="float" office:value="0.986850541215935">
            <text:p>0.98685054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6430">
            <text:p>16430</text:p>
          </table:table-cell>
          <table:table-cell office:value-type="float" office:value="22944">
            <text:p>22944</text:p>
          </table:table-cell>
          <table:table-cell office:value-type="float" office:value="-109.75">
            <text:p>-109.75</text:p>
          </table:table-cell>
          <table:table-cell office:value-type="float" office:value="20">
            <text:p>20</text:p>
          </table:table-cell>
          <table:table-cell office:value-type="float" office:value="66.25">
            <text:p>66.25</text:p>
          </table:table-cell>
          <table:table-cell office:value-type="float" office:value="-0.0096086499737349">
            <text:p>-0.00960865</text:p>
          </table:table-cell>
          <table:table-cell office:value-type="float" office:value="0.00121728545343883">
            <text:p>0.0012172855</text:p>
          </table:table-cell>
          <table:table-cell office:value-type="float" office:value="0.00288746513249651">
            <text:p>0.0028874651</text:p>
          </table:table-cell>
          <table:table-cell office:value-type="float" office:value="0.966550684354391">
            <text:p>0.9665506844</text:p>
          </table:table-cell>
          <table:table-cell office:value-type="float" office:value="1.00426340338343">
            <text:p>1.0042634034</text:p>
          </table:table-cell>
          <table:table-cell office:value-type="float" office:value="1.01012246937532">
            <text:p>1.01012246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202">
            <text:p>16202</text:p>
          </table:table-cell>
          <table:table-cell office:value-type="float" office:value="23206">
            <text:p>23206</text:p>
          </table:table-cell>
          <table:table-cell office:value-type="float" office:value="-112.25">
            <text:p>-112.25</text:p>
          </table:table-cell>
          <table:table-cell office:value-type="float" office:value="-110">
            <text:p>-110</text:p>
          </table:table-cell>
          <table:table-cell office:value-type="float" office:value="-104.875">
            <text:p>-104.875</text:p>
          </table:table-cell>
          <table:table-cell office:value-type="float" office:value="-0.00990295544772828">
            <text:p>-0.0099029554</text:p>
          </table:table-cell>
          <table:table-cell office:value-type="float" office:value="-0.00678928527342303">
            <text:p>-0.0067892853</text:p>
          </table:table-cell>
          <table:table-cell office:value-type="float" office:value="-0.00451930535206412">
            <text:p>-0.0045193054</text:p>
          </table:table-cell>
          <table:table-cell office:value-type="float" office:value="0.965531870245086">
            <text:p>0.9655318702</text:p>
          </table:table-cell>
          <table:table-cell office:value-type="float" office:value="0.976327846556286">
            <text:p>0.9763278466</text:p>
          </table:table-cell>
          <table:table-cell office:value-type="float" office:value="0.984222462544671">
            <text:p>0.9842224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1778">
            <text:p>11778</text:p>
          </table:table-cell>
          <table:table-cell office:value-type="float" office:value="15468">
            <text:p>15468</text:p>
          </table:table-cell>
          <table:table-cell office:value-type="float" office:value="22279">
            <text:p>22279</text:p>
          </table:table-cell>
          <table:table-cell office:value-type="float" office:value="-139.375">
            <text:p>-139.375</text:p>
          </table:table-cell>
          <table:table-cell office:value-type="float" office:value="17.75">
            <text:p>17.75</text:p>
          </table:table-cell>
          <table:table-cell office:value-type="float" office:value="-193">
            <text:p>-193</text:p>
          </table:table-cell>
          <table:table-cell office:value-type="float" office:value="-0.0118335031414502">
            <text:p>-0.0118335031</text:p>
          </table:table-cell>
          <table:table-cell office:value-type="float" office:value="0.00114753038531161">
            <text:p>0.0011475304</text:p>
          </table:table-cell>
          <table:table-cell office:value-type="float" office:value="-0.00866286637640828">
            <text:p>-0.0086628664</text:p>
          </table:table-cell>
          <table:table-cell office:value-type="float" office:value="0.958857201326258">
            <text:p>0.9588572013</text:p>
          </table:table-cell>
          <table:table-cell office:value-type="float" office:value="1.00401893732752">
            <text:p>1.0040189373</text:p>
          </table:table-cell>
          <table:table-cell office:value-type="float" office:value="0.969827056380128">
            <text:p>0.9698270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472">
            <text:p>11472</text:p>
          </table:table-cell>
          <table:table-cell office:value-type="float" office:value="15410">
            <text:p>15410</text:p>
          </table:table-cell>
          <table:table-cell office:value-type="float" office:value="21597">
            <text:p>21597</text:p>
          </table:table-cell>
          <table:table-cell office:value-type="float" office:value="-84.875">
            <text:p>-84.875</text:p>
          </table:table-cell>
          <table:table-cell office:value-type="float" office:value="-96">
            <text:p>-96</text:p>
          </table:table-cell>
          <table:table-cell office:value-type="float" office:value="-40.125">
            <text:p>-40.125</text:p>
          </table:table-cell>
          <table:table-cell office:value-type="float" office:value="-0.00739844839609484">
            <text:p>-0.0073984484</text:p>
          </table:table-cell>
          <table:table-cell office:value-type="float" office:value="-0.00622972096041531">
            <text:p>-0.006229721</text:p>
          </table:table-cell>
          <table:table-cell office:value-type="float" office:value="-0.00185789693012918">
            <text:p>-0.0018578969</text:p>
          </table:table-cell>
          <table:table-cell office:value-type="float" office:value="0.974212715209461">
            <text:p>0.9742127152</text:p>
          </table:table-cell>
          <table:table-cell office:value-type="float" office:value="0.978272043108106">
            <text:p>0.9782720431</text:p>
          </table:table-cell>
          <table:table-cell office:value-type="float" office:value="0.993504126235314">
            <text:p>0.9935041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1355">
            <text:p>11355</text:p>
          </table:table-cell>
          <table:table-cell office:value-type="float" office:value="14990">
            <text:p>14990</text:p>
          </table:table-cell>
          <table:table-cell office:value-type="float" office:value="22465">
            <text:p>22465</text:p>
          </table:table-cell>
          <table:table-cell office:value-type="float" office:value="-61.75">
            <text:p>-61.75</text:p>
          </table:table-cell>
          <table:table-cell office:value-type="float" office:value="-555.875">
            <text:p>-555.875</text:p>
          </table:table-cell>
          <table:table-cell office:value-type="float" office:value="-111.375">
            <text:p>-111.375</text:p>
          </table:table-cell>
          <table:table-cell office:value-type="float" office:value="-0.00543813298106561">
            <text:p>-0.005438133</text:p>
          </table:table-cell>
          <table:table-cell office:value-type="float" office:value="-0.0370830553702468">
            <text:p>-0.0370830554</text:p>
          </table:table-cell>
          <table:table-cell office:value-type="float" office:value="-0.0049577119964389">
            <text:p>-0.004957712</text:p>
          </table:table-cell>
          <table:table-cell office:value-type="float" office:value="0.981024498215297">
            <text:p>0.9810244982</text:p>
          </table:table-cell>
          <table:table-cell office:value-type="float" office:value="0.872904606075498">
            <text:p>0.8729046061</text:p>
          </table:table-cell>
          <table:table-cell office:value-type="float" office:value="0.982696182672614">
            <text:p>0.9826961827</text:p>
          </table:table-cell>
          <table:table-cell office:value-type="float" office:value="0">
            <text:p>0</text:p>
          </table:table-cell>
          <table:table-cell office:value-type="float" office:value="-18.3429932043358">
            <text:p>-18.34299320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11214">
            <text:p>11214</text:p>
          </table:table-cell>
          <table:table-cell office:value-type="float" office:value="15211">
            <text:p>15211</text:p>
          </table:table-cell>
          <table:table-cell office:value-type="float" office:value="22140">
            <text:p>22140</text:p>
          </table:table-cell>
          <table:table-cell office:value-type="float" office:value="-125.5">
            <text:p>-125.5</text:p>
          </table:table-cell>
          <table:table-cell office:value-type="float" office:value="-644.875">
            <text:p>-644.875</text:p>
          </table:table-cell>
          <table:table-cell office:value-type="float" office:value="8.625">
            <text:p>8.625</text:p>
          </table:table-cell>
          <table:table-cell office:value-type="float" office:value="-0.011191367932941">
            <text:p>-0.0111913679</text:p>
          </table:table-cell>
          <table:table-cell office:value-type="float" office:value="-0.042395306028532">
            <text:p>-0.042395306</text:p>
          </table:table-cell>
          <table:table-cell office:value-type="float" office:value="0.000389566395663957">
            <text:p>0.0003895664</text:p>
          </table:table-cell>
          <table:table-cell office:value-type="float" office:value="0.961075695798479">
            <text:p>0.9610756958</text:p>
          </table:table-cell>
          <table:table-cell office:value-type="float" office:value="0.855139258367714">
            <text:p>0.8551392584</text:p>
          </table:table-cell>
          <table:table-cell office:value-type="float" office:value="1.0013637798383">
            <text:p>1.0013637798</text:p>
          </table:table-cell>
          <table:table-cell office:value-type="float" office:value="0">
            <text:p>0</text:p>
          </table:table-cell>
          <table:table-cell office:value-type="float" office:value="-16.0005450914669">
            <text:p>-16.0005450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11305">
            <text:p>11305</text:p>
          </table:table-cell>
          <table:table-cell office:value-type="float" office:value="15109">
            <text:p>15109</text:p>
          </table:table-cell>
          <table:table-cell office:value-type="float" office:value="21874">
            <text:p>21874</text:p>
          </table:table-cell>
          <table:table-cell office:value-type="float" office:value="-137.25">
            <text:p>-137.25</text:p>
          </table:table-cell>
          <table:table-cell office:value-type="float" office:value="-209.75">
            <text:p>-209.75</text:p>
          </table:table-cell>
          <table:table-cell office:value-type="float" office:value="-788.375">
            <text:p>-788.375</text:p>
          </table:table-cell>
          <table:table-cell office:value-type="float" office:value="-0.012140645731977">
            <text:p>-0.0121406457</text:p>
          </table:table-cell>
          <table:table-cell office:value-type="float" office:value="-0.0138824541663909">
            <text:p>-0.0138824542</text:p>
          </table:table-cell>
          <table:table-cell office:value-type="float" office:value="-0.0360416476181768">
            <text:p>-0.0360416476</text:p>
          </table:table-cell>
          <table:table-cell office:value-type="float" office:value="0.957796634684508">
            <text:p>0.9577966347</text:p>
          </table:table-cell>
          <table:table-cell office:value-type="float" office:value="0.951789146583649">
            <text:p>0.9517891466</text:p>
          </table:table-cell>
          <table:table-cell office:value-type="float" office:value="0.876400274047925">
            <text:p>0.876400274</text:p>
          </table:table-cell>
          <table:table-cell table:number-columns-repeated="2" office:value-type="float" office:value="0">
            <text:p>0</text:p>
          </table:table-cell>
          <table:table-cell office:value-type="float" office:value="-18.883145618488">
            <text:p>-18.883145618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11186">
            <text:p>11186</text:p>
          </table:table-cell>
          <table:table-cell office:value-type="float" office:value="14898">
            <text:p>14898</text:p>
          </table:table-cell>
          <table:table-cell office:value-type="float" office:value="20735">
            <text:p>20735</text:p>
          </table:table-cell>
          <table:table-cell office:value-type="float" office:value="-384">
            <text:p>-384</text:p>
          </table:table-cell>
          <table:table-cell office:value-type="float" office:value="-195.5">
            <text:p>-195.5</text:p>
          </table:table-cell>
          <table:table-cell office:value-type="float" office:value="-195.625">
            <text:p>-195.625</text:p>
          </table:table-cell>
          <table:table-cell office:value-type="float" office:value="-0.0343286250670481">
            <text:p>-0.0343286251</text:p>
          </table:table-cell>
          <table:table-cell office:value-type="float" office:value="-0.0131225667874883">
            <text:p>-0.0131225668</text:p>
          </table:table-cell>
          <table:table-cell office:value-type="float" office:value="-0.00943453098625512">
            <text:p>-0.009434531</text:p>
          </table:table-cell>
          <table:table-cell office:value-type="float" office:value="0.88215958308336">
            <text:p>0.8821595831</text:p>
          </table:table-cell>
          <table:table-cell office:value-type="float" office:value="0.954408531691612">
            <text:p>0.9544085317</text:p>
          </table:table-cell>
          <table:table-cell office:value-type="float" office:value="0.967153601882971">
            <text:p>0.9671536019</text:p>
          </table:table-cell>
          <table:table-cell office:value-type="float" office:value="-19.8429304923468">
            <text:p>-19.84293049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9486">
            <text:p>9486</text:p>
          </table:table-cell>
          <table:table-cell office:value-type="float" office:value="14438">
            <text:p>14438</text:p>
          </table:table-cell>
          <table:table-cell office:value-type="float" office:value="22047">
            <text:p>22047</text:p>
          </table:table-cell>
          <table:table-cell office:value-type="float" office:value="-459.75">
            <text:p>-459.75</text:p>
          </table:table-cell>
          <table:table-cell office:value-type="float" office:value="-519">
            <text:p>-519</text:p>
          </table:table-cell>
          <table:table-cell office:value-type="float" office:value="-123.5">
            <text:p>-123.5</text:p>
          </table:table-cell>
          <table:table-cell office:value-type="float" office:value="-0.0484661606578115">
            <text:p>-0.0484661607</text:p>
          </table:table-cell>
          <table:table-cell office:value-type="float" office:value="-0.0359468070369857">
            <text:p>-0.035946807</text:p>
          </table:table-cell>
          <table:table-cell office:value-type="float" office:value="-0.00560166916133714">
            <text:p>-0.0056016692</text:p>
          </table:table-cell>
          <table:table-cell office:value-type="float" office:value="0.834972416406321">
            <text:p>0.8349724164</text:p>
          </table:table-cell>
          <table:table-cell office:value-type="float" office:value="0.876718834325412">
            <text:p>0.8767188343</text:p>
          </table:table-cell>
          <table:table-cell office:value-type="float" office:value="0.98045566018221">
            <text:p>0.9804556602</text:p>
          </table:table-cell>
          <table:table-cell office:value-type="float" office:value="-13.9522298816368">
            <text:p>-13.9522298816</text:p>
          </table:table-cell>
          <table:table-cell office:value-type="float" office:value="-18.9338917972009">
            <text:p>-18.9338917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8118">
            <text:p>8118</text:p>
          </table:table-cell>
          <table:table-cell office:value-type="float" office:value="14496">
            <text:p>14496</text:p>
          </table:table-cell>
          <table:table-cell office:value-type="float" office:value="21500">
            <text:p>21500</text:p>
          </table:table-cell>
          <table:table-cell office:value-type="float" office:value="-48">
            <text:p>-48</text:p>
          </table:table-cell>
          <table:table-cell office:value-type="float" office:value="-340.625">
            <text:p>-340.625</text:p>
          </table:table-cell>
          <table:table-cell office:value-type="float" office:value="-76.375">
            <text:p>-76.375</text:p>
          </table:table-cell>
          <table:table-cell office:value-type="float" office:value="-0.00591278640059128">
            <text:p>-0.0059127864</text:p>
          </table:table-cell>
          <table:table-cell office:value-type="float" office:value="-0.0234978614790287">
            <text:p>-0.0234978615</text:p>
          </table:table-cell>
          <table:table-cell office:value-type="float" office:value="-0.00355232558139535">
            <text:p>-0.0035523256</text:p>
          </table:table-cell>
          <table:table-cell office:value-type="float" office:value="0.979373771242248">
            <text:p>0.9793737712</text:p>
          </table:table-cell>
          <table:table-cell office:value-type="float" office:value="0.918839697831811">
            <text:p>0.9188396978</text:p>
          </table:table-cell>
          <table:table-cell office:value-type="float" office:value="0.987591593738507">
            <text:p>0.9875915937</text:p>
          </table:table-cell>
          <table:table-cell office:value-type="float" office:value="0">
            <text:p>0</text:p>
          </table:table-cell>
          <table:table-cell office:value-type="float" office:value="-29.1503620090904">
            <text:p>-29.15036200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7590">
            <text:p>7590</text:p>
          </table:table-cell>
          <table:table-cell office:value-type="float" office:value="14178">
            <text:p>14178</text:p>
          </table:table-cell>
          <table:table-cell office:value-type="float" office:value="20802">
            <text:p>20802</text:p>
          </table:table-cell>
          <table:table-cell office:value-type="float" office:value="-5.75">
            <text:p>-5.75</text:p>
          </table:table-cell>
          <table:table-cell office:value-type="float" office:value="-24">
            <text:p>-24</text:p>
          </table:table-cell>
          <table:table-cell office:value-type="float" office:value="-784.125">
            <text:p>-784.125</text:p>
          </table:table-cell>
          <table:table-cell office:value-type="float" office:value="-0.000757575757575758">
            <text:p>-0.0007575758</text:p>
          </table:table-cell>
          <table:table-cell office:value-type="float" office:value="-0.00169276343630978">
            <text:p>-0.0016927634</text:p>
          </table:table-cell>
          <table:table-cell office:value-type="float" office:value="-0.0376946928179983">
            <text:p>-0.0376946928</text:p>
          </table:table-cell>
          <table:table-cell office:value-type="float" office:value="0.997349609733701">
            <text:p>0.9973496097</text:p>
          </table:table-cell>
          <table:table-cell office:value-type="float" office:value="0.994080944251096">
            <text:p>0.9940809443</text:p>
          </table:table-cell>
          <table:table-cell office:value-type="float" office:value="0.870853519275627">
            <text:p>0.8708535193</text:p>
          </table:table-cell>
          <table:table-cell table:number-columns-repeated="2" office:value-type="float" office:value="0">
            <text:p>0</text:p>
          </table:table-cell>
          <table:table-cell office:value-type="float" office:value="-18.0396625111314">
            <text:p>-18.039662511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7505">
            <text:p>7505</text:p>
          </table:table-cell>
          <table:table-cell office:value-type="float" office:value="13710">
            <text:p>13710</text:p>
          </table:table-cell>
          <table:table-cell office:value-type="float" office:value="20032">
            <text:p>20032</text:p>
          </table:table-cell>
          <table:table-cell office:value-type="float" office:value="-377">
            <text:p>-377</text:p>
          </table:table-cell>
          <table:table-cell office:value-type="float" office:value="-650.25">
            <text:p>-650.25</text:p>
          </table:table-cell>
          <table:table-cell office:value-type="float" office:value="-579.875">
            <text:p>-579.875</text:p>
          </table:table-cell>
          <table:table-cell office:value-type="float" office:value="-0.0502331778814124">
            <text:p>-0.0502331779</text:p>
          </table:table-cell>
          <table:table-cell office:value-type="float" office:value="-0.0474288840262582">
            <text:p>-0.047428884</text:p>
          </table:table-cell>
          <table:table-cell office:value-type="float" office:value="-0.0289474341054313">
            <text:p>-0.0289474341</text:p>
          </table:table-cell>
          <table:table-cell office:value-type="float" office:value="0.829129686848785">
            <text:p>0.8291296868</text:p>
          </table:table-cell>
          <table:table-cell office:value-type="float" office:value="0.83840792402645">
            <text:p>0.838407924</text:p>
          </table:table-cell>
          <table:table-cell office:value-type="float" office:value="0.900326370355915">
            <text:p>0.9003263704</text:p>
          </table:table-cell>
          <table:table-cell office:value-type="float" office:value="-13.4490426223233">
            <text:p>-13.4490426223</text:p>
          </table:table-cell>
          <table:table-cell office:value-type="float" office:value="-14.2650724872005">
            <text:p>-14.2650724872</text:p>
          </table:table-cell>
          <table:table-cell office:value-type="float" office:value="-23.5967597720358">
            <text:p>-23.59675977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7011">
            <text:p>7011</text:p>
          </table:table-cell>
          <table:table-cell office:value-type="float" office:value="12100">
            <text:p>12100</text:p>
          </table:table-cell>
          <table:table-cell office:value-type="float" office:value="19633">
            <text:p>19633</text:p>
          </table:table-cell>
          <table:table-cell office:value-type="float" office:value="-7.625">
            <text:p>-7.625</text:p>
          </table:table-cell>
          <table:table-cell office:value-type="float" office:value="74.25">
            <text:p>74.25</text:p>
          </table:table-cell>
          <table:table-cell office:value-type="float" office:value="-704.25">
            <text:p>-704.25</text:p>
          </table:table-cell>
          <table:table-cell office:value-type="float" office:value="-0.00108757666524034">
            <text:p>-0.0010875767</text:p>
          </table:table-cell>
          <table:table-cell office:value-type="float" office:value="0.00613636363636364">
            <text:p>0.0061363636</text:p>
          </table:table-cell>
          <table:table-cell office:value-type="float" office:value="-0.0358707278561605">
            <text:p>-0.0358707279</text:p>
          </table:table-cell>
          <table:table-cell office:value-type="float" office:value="0.996195800004744">
            <text:p>0.9961958</text:p>
          </table:table-cell>
          <table:table-cell office:value-type="float" office:value="1.02155107644628">
            <text:p>1.0215510764</text:p>
          </table:table-cell>
          <table:table-cell office:value-type="float" office:value="0.876974402372622">
            <text:p>0.8769744024</text:p>
          </table:table-cell>
          <table:table-cell table:number-columns-repeated="2" office:value-type="float" office:value="0">
            <text:p>0</text:p>
          </table:table-cell>
          <table:table-cell office:value-type="float" office:value="-18.9747932917838">
            <text:p>-18.974793291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6480">
            <text:p>6480</text:p>
          </table:table-cell>
          <table:table-cell office:value-type="float" office:value="11592">
            <text:p>11592</text:p>
          </table:table-cell>
          <table:table-cell office:value-type="float" office:value="19705">
            <text:p>19705</text:p>
          </table:table-cell>
          <table:table-cell office:value-type="float" office:value="-361">
            <text:p>-361</text:p>
          </table:table-cell>
          <table:table-cell office:value-type="float" office:value="-202.125">
            <text:p>-202.125</text:p>
          </table:table-cell>
          <table:table-cell office:value-type="float" office:value="-788.75">
            <text:p>-788.75</text:p>
          </table:table-cell>
          <table:table-cell office:value-type="float" office:value="-0.0557098765432099">
            <text:p>-0.0557098765</text:p>
          </table:table-cell>
          <table:table-cell office:value-type="float" office:value="-0.0174365942028986">
            <text:p>-0.0174365942</text:p>
          </table:table-cell>
          <table:table-cell office:value-type="float" office:value="-0.0400279116975387">
            <text:p>-0.0400279117</text:p>
          </table:table-cell>
          <table:table-cell office:value-type="float" office:value="0.811098469173906">
            <text:p>0.8110984692</text:p>
          </table:table-cell>
          <table:table-cell office:value-type="float" office:value="0.939567828531952">
            <text:p>0.9395678285</text:p>
          </table:table-cell>
          <table:table-cell office:value-type="float" office:value="0.863042687139752">
            <text:p>0.8630426871</text:p>
          </table:table-cell>
          <table:table-cell office:value-type="float" office:value="-12.0922034473449">
            <text:p>-12.0922034473</text:p>
          </table:table-cell>
          <table:table-cell office:value-type="float" office:value="0">
            <text:p>0</text:p>
          </table:table-cell>
          <table:table-cell office:value-type="float" office:value="-16.9676629491995">
            <text:p>-16.967662949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428">
            <text:p>428</text:p>
          </table:table-cell>
          <table:table-cell office:value-type="float" office:value="6498">
            <text:p>6498</text:p>
          </table:table-cell>
          <table:table-cell office:value-type="float" office:value="11935">
            <text:p>11935</text:p>
          </table:table-cell>
          <table:table-cell office:value-type="float" office:value="20757">
            <text:p>20757</text:p>
          </table:table-cell>
          <table:table-cell office:value-type="float" office:value="-484.5">
            <text:p>-484.5</text:p>
          </table:table-cell>
          <table:table-cell office:value-type="float" office:value="-757.875">
            <text:p>-757.875</text:p>
          </table:table-cell>
          <table:table-cell office:value-type="float" office:value="74">
            <text:p>74</text:p>
          </table:table-cell>
          <table:table-cell office:value-type="float" office:value="-0.0745614035087719">
            <text:p>-0.0745614035</text:p>
          </table:table-cell>
          <table:table-cell office:value-type="float" office:value="-0.0635002094679514">
            <text:p>-0.0635002095</text:p>
          </table:table-cell>
          <table:table-cell office:value-type="float" office:value="0.0035650623885918">
            <text:p>0.0035650624</text:p>
          </table:table-cell>
          <table:table-cell office:value-type="float" office:value="0.749931517389966">
            <text:p>0.7499315174</text:p>
          </table:table-cell>
          <table:table-cell office:value-type="float" office:value="0.785652529003019">
            <text:p>0.785652529</text:p>
          </table:table-cell>
          <table:table-cell office:value-type="float" office:value="1.01250262931295">
            <text:p>1.0125026293</text:p>
          </table:table-cell>
          <table:table-cell office:value-type="float" office:value="-8.9452778965271">
            <text:p>-8.9452778965</text:p>
          </table:table-cell>
          <table:table-cell office:value-type="float" office:value="-10.5653047547548">
            <text:p>-10.5653047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7020">
            <text:p>7020</text:p>
          </table:table-cell>
          <table:table-cell office:value-type="float" office:value="11700">
            <text:p>11700</text:p>
          </table:table-cell>
          <table:table-cell office:value-type="float" office:value="19477">
            <text:p>19477</text:p>
          </table:table-cell>
          <table:table-cell office:value-type="float" office:value="-499">
            <text:p>-499</text:p>
          </table:table-cell>
          <table:table-cell office:value-type="float" office:value="-842">
            <text:p>-842</text:p>
          </table:table-cell>
          <table:table-cell office:value-type="float" office:value="-853.875">
            <text:p>-853.875</text:p>
          </table:table-cell>
          <table:table-cell office:value-type="float" office:value="-0.0710826210826211">
            <text:p>-0.0710826211</text:p>
          </table:table-cell>
          <table:table-cell office:value-type="float" office:value="-0.071965811965812">
            <text:p>-0.071965812</text:p>
          </table:table-cell>
          <table:table-cell office:value-type="float" office:value="-0.0438401704574626">
            <text:p>-0.0438401705</text:p>
          </table:table-cell>
          <table:table-cell office:value-type="float" office:value="0.761114194689978">
            <text:p>0.7611141947</text:p>
          </table:table-cell>
          <table:table-cell office:value-type="float" office:value="0.758270651179779">
            <text:p>0.7582706512</text:p>
          </table:table-cell>
          <table:table-cell office:value-type="float" office:value="0.85032644606853">
            <text:p>0.8503264461</text:p>
          </table:table-cell>
          <table:table-cell office:value-type="float" office:value="-9.40045666034266">
            <text:p>-9.4004566603</text:p>
          </table:table-cell>
          <table:table-cell office:value-type="float" office:value="-9.28073032951708">
            <text:p>-9.2807303295</text:p>
          </table:table-cell>
          <table:table-cell office:value-type="float" office:value="-15.4616145004974">
            <text:p>-15.461614500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7722">
            <text:p>7722</text:p>
          </table:table-cell>
          <table:table-cell office:value-type="float" office:value="11495">
            <text:p>11495</text:p>
          </table:table-cell>
          <table:table-cell office:value-type="float" office:value="20358">
            <text:p>20358</text:p>
          </table:table-cell>
          <table:table-cell office:value-type="float" office:value="-148.5">
            <text:p>-148.5</text:p>
          </table:table-cell>
          <table:table-cell office:value-type="float" office:value="-710">
            <text:p>-710</text:p>
          </table:table-cell>
          <table:table-cell office:value-type="float" office:value="-269.5">
            <text:p>-269.5</text:p>
          </table:table-cell>
          <table:table-cell office:value-type="float" office:value="-0.0192307692307692">
            <text:p>-0.0192307692</text:p>
          </table:table-cell>
          <table:table-cell office:value-type="float" office:value="-0.0617659852109613">
            <text:p>-0.0617659852</text:p>
          </table:table-cell>
          <table:table-cell office:value-type="float" office:value="-0.0132380391001081">
            <text:p>-0.0132380391</text:p>
          </table:table-cell>
          <table:table-cell office:value-type="float" office:value="0.933417159763314">
            <text:p>0.9334171598</text:p>
          </table:table-cell>
          <table:table-cell office:value-type="float" office:value="0.791296524142634">
            <text:p>0.7912965241</text:p>
          </table:table-cell>
          <table:table-cell office:value-type="float" office:value="0.954010344680885">
            <text:p>0.9540103447</text:p>
          </table:table-cell>
          <table:table-cell office:value-type="float" office:value="0">
            <text:p>0</text:p>
          </table:table-cell>
          <table:table-cell office:value-type="float" office:value="-10.8718944548702">
            <text:p>-10.8718944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6480">
            <text:p>6480</text:p>
          </table:table-cell>
          <table:table-cell office:value-type="float" office:value="10538">
            <text:p>10538</text:p>
          </table:table-cell>
          <table:table-cell office:value-type="float" office:value="21879">
            <text:p>21879</text:p>
          </table:table-cell>
          <table:table-cell office:value-type="float" office:value="-361">
            <text:p>-361</text:p>
          </table:table-cell>
          <table:table-cell office:value-type="float" office:value="-143">
            <text:p>-143</text:p>
          </table:table-cell>
          <table:table-cell office:value-type="float" office:value="78">
            <text:p>78</text:p>
          </table:table-cell>
          <table:table-cell office:value-type="float" office:value="-0.0557098765432099">
            <text:p>-0.0557098765</text:p>
          </table:table-cell>
          <table:table-cell office:value-type="float" office:value="-0.0135699373695198">
            <text:p>-0.0135699374</text:p>
          </table:table-cell>
          <table:table-cell office:value-type="float" office:value="0.0035650623885918">
            <text:p>0.0035650624</text:p>
          </table:table-cell>
          <table:table-cell office:value-type="float" office:value="0.811098469173906">
            <text:p>0.8110984692</text:p>
          </table:table-cell>
          <table:table-cell office:value-type="float" office:value="0.952866139879098">
            <text:p>0.9528661399</text:p>
          </table:table-cell>
          <table:table-cell office:value-type="float" office:value="1.01250262931295">
            <text:p>1.0125026293</text:p>
          </table:table-cell>
          <table:table-cell office:value-type="float" office:value="-12.0922034473449">
            <text:p>-12.09220344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6498">
            <text:p>6498</text:p>
          </table:table-cell>
          <table:table-cell office:value-type="float" office:value="9920">
            <text:p>9920</text:p>
          </table:table-cell>
          <table:table-cell office:value-type="float" office:value="19266">
            <text:p>19266</text:p>
          </table:table-cell>
          <table:table-cell office:value-type="float" office:value="-484.5">
            <text:p>-484.5</text:p>
          </table:table-cell>
          <table:table-cell office:value-type="float" office:value="-96">
            <text:p>-96</text:p>
          </table:table-cell>
          <table:table-cell office:value-type="float" office:value="214.5">
            <text:p>214.5</text:p>
          </table:table-cell>
          <table:table-cell office:value-type="float" office:value="-0.0745614035087719">
            <text:p>-0.0745614035</text:p>
          </table:table-cell>
          <table:table-cell office:value-type="float" office:value="-0.00967741935483871">
            <text:p>-0.0096774194</text:p>
          </table:table-cell>
          <table:table-cell office:value-type="float" office:value="0.0111336032388664">
            <text:p>0.0111336032</text:p>
          </table:table-cell>
          <table:table-cell office:value-type="float" office:value="0.749931517389966">
            <text:p>0.7499315174</text:p>
          </table:table-cell>
          <table:table-cell office:value-type="float" office:value="0.966312591050989">
            <text:p>0.9663125911</text:p>
          </table:table-cell>
          <table:table-cell office:value-type="float" office:value="1.03921056729335">
            <text:p>1.0392105673</text:p>
          </table:table-cell>
          <table:table-cell office:value-type="float" office:value="-8.9452778965271">
            <text:p>-8.94527789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6304">
            <text:p>6304</text:p>
          </table:table-cell>
          <table:table-cell office:value-type="float" office:value="9390">
            <text:p>9390</text:p>
          </table:table-cell>
          <table:table-cell office:value-type="float" office:value="16731">
            <text:p>16731</text:p>
          </table:table-cell>
          <table:table-cell office:value-type="float" office:value="-622">
            <text:p>-622</text:p>
          </table:table-cell>
          <table:table-cell office:value-type="float" office:value="-48.75">
            <text:p>-48.75</text:p>
          </table:table-cell>
          <table:table-cell office:value-type="float" office:value="34.125">
            <text:p>34.125</text:p>
          </table:table-cell>
          <table:table-cell office:value-type="float" office:value="-0.0986675126903553">
            <text:p>-0.0986675127</text:p>
          </table:table-cell>
          <table:table-cell office:value-type="float" office:value="-0.00519169329073482">
            <text:p>-0.0051916933</text:p>
          </table:table-cell>
          <table:table-cell office:value-type="float" office:value="0.00203962703962704">
            <text:p>0.002039627</text:p>
          </table:table-cell>
          <table:table-cell office:value-type="float" office:value="0.673744850582339">
            <text:p>0.6737448506</text:p>
          </table:table-cell>
          <table:table-cell office:value-type="float" office:value="0.981881902693709">
            <text:p>0.9818819027</text:p>
          </table:table-cell>
          <table:table-cell office:value-type="float" office:value="1.00714684839248">
            <text:p>1.0071468484</text:p>
          </table:table-cell>
          <table:table-cell office:value-type="float" office:value="-6.6725071893065">
            <text:p>-6.67250718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5">
            <text:p>345</text:p>
          </table:table-cell>
          <table:table-cell office:value-type="float" office:value="5504">
            <text:p>5504</text:p>
          </table:table-cell>
          <table:table-cell office:value-type="float" office:value="9288">
            <text:p>9288</text:p>
          </table:table-cell>
          <table:table-cell office:value-type="float" office:value="17057">
            <text:p>17057</text:p>
          </table:table-cell>
          <table:table-cell office:value-type="float" office:value="-448">
            <text:p>-448</text:p>
          </table:table-cell>
          <table:table-cell office:value-type="float" office:value="-742">
            <text:p>-742</text:p>
          </table:table-cell>
          <table:table-cell office:value-type="float" office:value="-393.125">
            <text:p>-393.125</text:p>
          </table:table-cell>
          <table:table-cell office:value-type="float" office:value="-0.0813953488372093">
            <text:p>-0.0813953488</text:p>
          </table:table-cell>
          <table:table-cell office:value-type="float" office:value="-0.0798880275624462">
            <text:p>-0.0798880276</text:p>
          </table:table-cell>
          <table:table-cell office:value-type="float" office:value="-0.0230477223427332">
            <text:p>-0.0230477223</text:p>
          </table:table-cell>
          <table:table-cell office:value-type="float" office:value="0.728101676581936">
            <text:p>0.7281016766</text:p>
          </table:table-cell>
          <table:table-cell office:value-type="float" office:value="0.732900813549162">
            <text:p>0.7329008135</text:p>
          </table:table-cell>
          <table:table-cell office:value-type="float" office:value="0.920374118910602">
            <text:p>0.9203741189</text:p>
          </table:table-cell>
          <table:table-cell office:value-type="float" office:value="-8.16433123287759">
            <text:p>-8.1643312329</text:p>
          </table:table-cell>
          <table:table-cell office:value-type="float" office:value="-8.32510152952008">
            <text:p>-8.3251015295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6">
            <text:p>346</text:p>
          </table:table-cell>
          <table:table-cell office:value-type="float" office:value="4640">
            <text:p>4640</text:p>
          </table:table-cell>
          <table:table-cell office:value-type="float" office:value="8700">
            <text:p>8700</text:p>
          </table:table-cell>
          <table:table-cell office:value-type="float" office:value="17464">
            <text:p>17464</text:p>
          </table:table-cell>
          <table:table-cell office:value-type="float" office:value="-272">
            <text:p>-272</text:p>
          </table:table-cell>
          <table:table-cell office:value-type="float" office:value="-510">
            <text:p>-510</text:p>
          </table:table-cell>
          <table:table-cell office:value-type="float" office:value="-323.75">
            <text:p>-323.75</text:p>
          </table:table-cell>
          <table:table-cell table:number-columns-repeated="2" office:value-type="float" office:value="-0.0586206896551724">
            <text:p>-0.0586206897</text:p>
          </table:table-cell>
          <table:table-cell office:value-type="float" office:value="-0.0185381355932203">
            <text:p>-0.0185381356</text:p>
          </table:table-cell>
          <table:table-cell table:number-columns-repeated="2" office:value-type="float" office:value="0.801562901307967">
            <text:p>0.8015629013</text:p>
          </table:table-cell>
          <table:table-cell office:value-type="float" office:value="0.935790103867423">
            <text:p>0.9357901039</text:p>
          </table:table-cell>
          <table:table-cell table:number-columns-repeated="2" office:value-type="float" office:value="-11.4742126869591">
            <text:p>-11.4742126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54">
            <text:p>454</text:p>
          </table:table-cell>
          <table:table-cell office:value-type="float" office:value="5184">
            <text:p>5184</text:p>
          </table:table-cell>
          <table:table-cell office:value-type="float" office:value="9360">
            <text:p>9360</text:p>
          </table:table-cell>
          <table:table-cell office:value-type="float" office:value="16169">
            <text:p>16169</text:p>
          </table:table-cell>
          <table:table-cell office:value-type="float" office:value="-194">
            <text:p>-194</text:p>
          </table:table-cell>
          <table:table-cell office:value-type="float" office:value="-300">
            <text:p>-300</text:p>
          </table:table-cell>
          <table:table-cell office:value-type="float" office:value="-171.125">
            <text:p>-171.125</text:p>
          </table:table-cell>
          <table:table-cell office:value-type="float" office:value="-0.0374228395061728">
            <text:p>-0.0374228395</text:p>
          </table:table-cell>
          <table:table-cell office:value-type="float" office:value="-0.032051282051282">
            <text:p>-0.0320512821</text:p>
          </table:table-cell>
          <table:table-cell office:value-type="float" office:value="-0.01058352402746">
            <text:p>-0.010583524</text:p>
          </table:table-cell>
          <table:table-cell office:value-type="float" office:value="0.871764980805136">
            <text:p>0.8717649808</text:p>
          </table:table-cell>
          <table:table-cell office:value-type="float" office:value="0.889833990795529">
            <text:p>0.8898339908</text:p>
          </table:table-cell>
          <table:table-cell office:value-type="float" office:value="0.963177207426336">
            <text:p>0.9631772074</text:p>
          </table:table-cell>
          <table:table-cell office:value-type="float" office:value="-18.1732593498534">
            <text:p>-18.1732593499</text:p>
          </table:table-cell>
          <table:table-cell office:value-type="float" office:value="-21.2777368030794">
            <text:p>-21.2777368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5744">
            <text:p>5744</text:p>
          </table:table-cell>
          <table:table-cell office:value-type="float" office:value="9248">
            <text:p>9248</text:p>
          </table:table-cell>
          <table:table-cell office:value-type="float" office:value="17979">
            <text:p>17979</text:p>
          </table:table-cell>
          <table:table-cell office:value-type="float" office:value="-78">
            <text:p>-78</text:p>
          </table:table-cell>
          <table:table-cell office:value-type="float" office:value="-86">
            <text:p>-86</text:p>
          </table:table-cell>
          <table:table-cell office:value-type="float" office:value="-414.375">
            <text:p>-414.375</text:p>
          </table:table-cell>
          <table:table-cell office:value-type="float" office:value="-0.0135793871866295">
            <text:p>-0.0135793872</text:p>
          </table:table-cell>
          <table:table-cell office:value-type="float" office:value="-0.00929930795847751">
            <text:p>-0.009299308</text:p>
          </table:table-cell>
          <table:table-cell office:value-type="float" office:value="-0.0230477223427332">
            <text:p>-0.0230477223</text:p>
          </table:table-cell>
          <table:table-cell office:value-type="float" office:value="0.952833568369271">
            <text:p>0.9528335684</text:p>
          </table:table-cell>
          <table:table-cell office:value-type="float" office:value="0.967621917317202">
            <text:p>0.9676219173</text:p>
          </table:table-cell>
          <table:table-cell office:value-type="float" office:value="0.920374118910602">
            <text:p>0.9203741189</text:p>
          </table:table-cell>
          <table:table-cell table:number-columns-repeated="2" office:value-type="float" office:value="0">
            <text:p>0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5504">
            <text:p>5504</text:p>
          </table:table-cell>
          <table:table-cell office:value-type="float" office:value="8965">
            <text:p>8965</text:p>
          </table:table-cell>
          <table:table-cell office:value-type="float" office:value="18408">
            <text:p>18408</text:p>
          </table:table-cell>
          <table:table-cell office:value-type="float" office:value="-22">
            <text:p>-22</text:p>
          </table:table-cell>
          <table:table-cell office:value-type="float" office:value="-220">
            <text:p>-220</text:p>
          </table:table-cell>
          <table:table-cell office:value-type="float" office:value="-341.25">
            <text:p>-341.25</text:p>
          </table:table-cell>
          <table:table-cell office:value-type="float" office:value="-0.00399709302325581">
            <text:p>-0.003997093</text:p>
          </table:table-cell>
          <table:table-cell office:value-type="float" office:value="-0.0245398773006135">
            <text:p>-0.0245398773</text:p>
          </table:table-cell>
          <table:table-cell office:value-type="float" office:value="-0.0185381355932203">
            <text:p>-0.0185381356</text:p>
          </table:table-cell>
          <table:table-cell office:value-type="float" office:value="0.986041488853772">
            <text:p>0.9860414889</text:p>
          </table:table-cell>
          <table:table-cell office:value-type="float" office:value="0.915290752380594">
            <text:p>0.9152907524</text:p>
          </table:table-cell>
          <table:table-cell office:value-type="float" office:value="0.935790103867423">
            <text:p>0.9357901039</text:p>
          </table:table-cell>
          <table:table-cell office:value-type="float" office:value="0">
            <text:p>0</text:p>
          </table:table-cell>
          <table:table-cell office:value-type="float" office:value="-27.8977388711479">
            <text:p>-27.8977388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5220">
            <text:p>5220</text:p>
          </table:table-cell>
          <table:table-cell office:value-type="float" office:value="8294">
            <text:p>8294</text:p>
          </table:table-cell>
          <table:table-cell office:value-type="float" office:value="17043">
            <text:p>17043</text:p>
          </table:table-cell>
          <table:table-cell office:value-type="float" office:value="-306">
            <text:p>-306</text:p>
          </table:table-cell>
          <table:table-cell office:value-type="float" office:value="-255.75">
            <text:p>-255.75</text:p>
          </table:table-cell>
          <table:table-cell office:value-type="float" office:value="-180.375">
            <text:p>-180.375</text:p>
          </table:table-cell>
          <table:table-cell office:value-type="float" office:value="-0.0586206896551724">
            <text:p>-0.0586206897</text:p>
          </table:table-cell>
          <table:table-cell office:value-type="float" office:value="-0.0308355437665782">
            <text:p>-0.0308355438</text:p>
          </table:table-cell>
          <table:table-cell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office:value-type="float" office:value="0.893939225105362">
            <text:p>0.8939392251</text:p>
          </table:table-cell>
          <table:table-cell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office:value-type="float" office:value="-22.1304548669882">
            <text:p>-22.1304548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5440">
            <text:p>5440</text:p>
          </table:table-cell>
          <table:table-cell office:value-type="float" office:value="8437">
            <text:p>8437</text:p>
          </table:table-cell>
          <table:table-cell office:value-type="float" office:value="15366">
            <text:p>15366</text:p>
          </table:table-cell>
          <table:table-cell office:value-type="float" office:value="-195.25">
            <text:p>-195.25</text:p>
          </table:table-cell>
          <table:table-cell office:value-type="float" office:value="-384.25">
            <text:p>-384.25</text:p>
          </table:table-cell>
          <table:table-cell office:value-type="float" office:value="-151.125">
            <text:p>-151.125</text:p>
          </table:table-cell>
          <table:table-cell office:value-type="float" office:value="-0.0358915441176471">
            <text:p>-0.0358915441</text:p>
          </table:table-cell>
          <table:table-cell office:value-type="float" office:value="-0.0455434396112362">
            <text:p>-0.0455434396</text:p>
          </table:table-cell>
          <table:table-cell office:value-type="float" office:value="-0.00983502538071066">
            <text:p>-0.0098350254</text:p>
          </table:table-cell>
          <table:table-cell office:value-type="float" office:value="0.876904473348967">
            <text:p>0.8769044733</text:p>
          </table:table-cell>
          <table:table-cell office:value-type="float" office:value="0.844663402948253">
            <text:p>0.8446634029</text:p>
          </table:table-cell>
          <table:table-cell office:value-type="float" office:value="0.965766997507022">
            <text:p>0.9657669975</text:p>
          </table:table-cell>
          <table:table-cell office:value-type="float" office:value="-18.9635848771988">
            <text:p>-18.9635848772</text:p>
          </table:table-cell>
          <table:table-cell office:value-type="float" office:value="-14.870207708453">
            <text:p>-14.87020770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5504">
            <text:p>5504</text:p>
          </table:table-cell>
          <table:table-cell office:value-type="float" office:value="8448">
            <text:p>8448</text:p>
          </table:table-cell>
          <table:table-cell office:value-type="float" office:value="13416">
            <text:p>13416</text:p>
          </table:table-cell>
          <table:table-cell office:value-type="float" office:value="-234">
            <text:p>-234</text:p>
          </table:table-cell>
          <table:table-cell office:value-type="float" office:value="-260">
            <text:p>-260</text:p>
          </table:table-cell>
          <table:table-cell office:value-type="float" office:value="-570.375">
            <text:p>-570.375</text:p>
          </table:table-cell>
          <table:table-cell office:value-type="float" office:value="-0.0425145348837209">
            <text:p>-0.0425145349</text:p>
          </table:table-cell>
          <table:table-cell office:value-type="float" office:value="-0.0307765151515152">
            <text:p>-0.0307765152</text:p>
          </table:table-cell>
          <table:table-cell office:value-type="float" office:value="-0.0425145348837209">
            <text:p>-0.0425145349</text:p>
          </table:table-cell>
          <table:table-cell office:value-type="float" office:value="0.85474179983268">
            <text:p>0.8547417998</text:p>
          </table:table-cell>
          <table:table-cell office:value-type="float" office:value="0.894138696984045">
            <text:p>0.894138697</text:p>
          </table:table-cell>
          <table:table-cell office:value-type="float" office:value="0.85474179983268">
            <text:p>0.8547417998</text:p>
          </table:table-cell>
          <table:table-cell office:value-type="float" office:value="-15.9546866025323">
            <text:p>-15.9546866025</text:p>
          </table:table-cell>
          <table:table-cell office:value-type="float" office:value="-22.1735722541136">
            <text:p>-22.1735722541</text:p>
          </table:table-cell>
          <table:table-cell office:value-type="float" office:value="-15.9546866025323">
            <text:p>-15.954686602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1">
            <text:p>361</text:p>
          </table:table-cell>
          <table:table-cell office:value-type="float" office:value="4640">
            <text:p>4640</text:p>
          </table:table-cell>
          <table:table-cell office:value-type="float" office:value="7912">
            <text:p>7912</text:p>
          </table:table-cell>
          <table:table-cell office:value-type="float" office:value="12728">
            <text:p>12728</text:p>
          </table:table-cell>
          <table:table-cell office:value-type="float" office:value="-272">
            <text:p>-272</text:p>
          </table:table-cell>
          <table:table-cell office:value-type="float" office:value="-31.625">
            <text:p>-31.625</text:p>
          </table:table-cell>
          <table:table-cell office:value-type="float" office:value="-50.875">
            <text:p>-50.875</text:p>
          </table:table-cell>
          <table:table-cell office:value-type="float" office:value="-0.0586206896551724">
            <text:p>-0.0586206897</text:p>
          </table:table-cell>
          <table:table-cell table:number-columns-repeated="2" office:value-type="float" office:value="-0.00399709302325581">
            <text:p>-0.003997093</text:p>
          </table:table-cell>
          <table:table-cell office:value-type="float" office:value="0.801562901307967">
            <text:p>0.8015629013</text:p>
          </table:table-cell>
          <table:table-cell table:number-columns-repeated="2" office:value-type="float" office:value="0.986041488853772">
            <text:p>0.9860414889</text:p>
          </table:table-cell>
          <table:table-cell office:value-type="float" office:value="-11.4742126869591">
            <text:p>-11.474212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5184">
            <text:p>5184</text:p>
          </table:table-cell>
          <table:table-cell office:value-type="float" office:value="8602">
            <text:p>8602</text:p>
          </table:table-cell>
          <table:table-cell office:value-type="float" office:value="13850">
            <text:p>13850</text:p>
          </table:table-cell>
          <table:table-cell office:value-type="float" office:value="-194">
            <text:p>-194</text:p>
          </table:table-cell>
          <table:table-cell office:value-type="float" office:value="-209">
            <text:p>-209</text:p>
          </table:table-cell>
          <table:table-cell office:value-type="float" office:value="-840.875">
            <text:p>-840.875</text:p>
          </table:table-cell>
          <table:table-cell office:value-type="float" office:value="-0.0374228395061728">
            <text:p>-0.0374228395</text:p>
          </table:table-cell>
          <table:table-cell office:value-type="float" office:value="-0.0242966751918159">
            <text:p>-0.0242966752</text:p>
          </table:table-cell>
          <table:table-cell office:value-type="float" office:value="-0.0607129963898917">
            <text:p>-0.0607129964</text:p>
          </table:table-cell>
          <table:table-cell office:value-type="float" office:value="0.871764980805136">
            <text:p>0.8717649808</text:p>
          </table:table-cell>
          <table:table-cell office:value-type="float" office:value="0.916118680542383">
            <text:p>0.9161186805</text:p>
          </table:table-cell>
          <table:table-cell office:value-type="float" office:value="0.794729205779432">
            <text:p>0.7947292058</text:p>
          </table:table-cell>
          <table:table-cell office:value-type="float" office:value="-18.1732593498534">
            <text:p>-18.1732593499</text:p>
          </table:table-cell>
          <table:table-cell office:value-type="float" office:value="-28.1804843570313">
            <text:p>-28.180484357</text:p>
          </table:table-cell>
          <table:table-cell office:value-type="float" office:value="-11.0665929965882">
            <text:p>-11.066592996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3622">
            <text:p>3622</text:p>
          </table:table-cell>
          <table:table-cell office:value-type="float" office:value="7084">
            <text:p>7084</text:p>
          </table:table-cell>
          <table:table-cell office:value-type="float" office:value="14001">
            <text:p>14001</text:p>
          </table:table-cell>
          <table:table-cell office:value-type="float" office:value="-353.25">
            <text:p>-353.25</text:p>
          </table:table-cell>
          <table:table-cell office:value-type="float" office:value="-19.25">
            <text:p>-19.25</text:p>
          </table:table-cell>
          <table:table-cell office:value-type="float" office:value="-190.125">
            <text:p>-190.125</text:p>
          </table:table-cell>
          <table:table-cell office:value-type="float" office:value="-0.0975289895085588">
            <text:p>-0.0975289895</text:p>
          </table:table-cell>
          <table:table-cell office:value-type="float" office:value="-0.00271739130434783">
            <text:p>-0.0027173913</text:p>
          </table:table-cell>
          <table:table-cell office:value-type="float" office:value="-0.0135793871866295">
            <text:p>-0.0135793872</text:p>
          </table:table-cell>
          <table:table-cell office:value-type="float" office:value="0.677291868157383">
            <text:p>0.6772918682</text:p>
          </table:table-cell>
          <table:table-cell office:value-type="float" office:value="0.990503603497164">
            <text:p>0.9905036035</text:p>
          </table:table-cell>
          <table:table-cell office:value-type="float" office:value="0.952833568369271">
            <text:p>0.9528335684</text:p>
          </table:table-cell>
          <table:table-cell office:value-type="float" office:value="-6.75458867397286">
            <text:p>-6.7545886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2694">
            <text:p>2694</text:p>
          </table:table-cell>
          <table:table-cell office:value-type="float" office:value="6957">
            <text:p>6957</text:p>
          </table:table-cell>
          <table:table-cell office:value-type="float" office:value="13416">
            <text:p>13416</text:p>
          </table:table-cell>
          <table:table-cell office:value-type="float" office:value="-286.375">
            <text:p>-286.375</text:p>
          </table:table-cell>
          <table:table-cell office:value-type="float" office:value="161.375">
            <text:p>161.375</text:p>
          </table:table-cell>
          <table:table-cell office:value-type="float" office:value="-53.625">
            <text:p>-53.625</text:p>
          </table:table-cell>
          <table:table-cell office:value-type="float" office:value="-0.106301039346696">
            <text:p>-0.1063010393</text:p>
          </table:table-cell>
          <table:table-cell office:value-type="float" office:value="0.0231960615207704">
            <text:p>0.0231960615</text:p>
          </table:table-cell>
          <table:table-cell office:value-type="float" office:value="-0.00399709302325581">
            <text:p>-0.003997093</text:p>
          </table:table-cell>
          <table:table-cell office:value-type="float" office:value="0.650094187780291">
            <text:p>0.6500941878</text:p>
          </table:table-cell>
          <table:table-cell office:value-type="float" office:value="1.08224080757204">
            <text:p>1.0822408076</text:p>
          </table:table-cell>
          <table:table-cell office:value-type="float" office:value="0.986041488853772">
            <text:p>0.9860414889</text:p>
          </table:table-cell>
          <table:table-cell office:value-type="float" office:value="-6.16754195344438">
            <text:p>-6.1675419534</text:p>
          </table:table-cell>
          <table:table-cell office:value-type="float" office:value="30.2273555403917">
            <text:p>30.2273555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2838">
            <text:p>2838</text:p>
          </table:table-cell>
          <table:table-cell office:value-type="float" office:value="6678">
            <text:p>6678</text:p>
          </table:table-cell>
          <table:table-cell office:value-type="float" office:value="13104">
            <text:p>13104</text:p>
          </table:table-cell>
          <table:table-cell office:value-type="float" office:value="-205.25">
            <text:p>-205.25</text:p>
          </table:table-cell>
          <table:table-cell office:value-type="float" office:value="280">
            <text:p>280</text:p>
          </table:table-cell>
          <table:table-cell office:value-type="float" office:value="614.625">
            <text:p>614.625</text:p>
          </table:table-cell>
          <table:table-cell office:value-type="float" office:value="-0.0723220577871741">
            <text:p>-0.0723220578</text:p>
          </table:table-cell>
          <table:table-cell office:value-type="float" office:value="0.0419287211740042">
            <text:p>0.0419287212</text:p>
          </table:table-cell>
          <table:table-cell office:value-type="float" office:value="0.0469036172161172">
            <text:p>0.0469036172</text:p>
          </table:table-cell>
          <table:table-cell office:value-type="float" office:value="0.757124538628331">
            <text:p>0.7571245386</text:p>
          </table:table-cell>
          <table:table-cell office:value-type="float" office:value="1.15019623872122">
            <text:p>1.1501962387</text:p>
          </table:table-cell>
          <table:table-cell office:value-type="float" office:value="1.1684745609">
            <text:p>1.1684745609</text:p>
          </table:table-cell>
          <table:table-cell office:value-type="float" office:value="-9.23326449266144">
            <text:p>-9.2332644927</text:p>
          </table:table-cell>
          <table:table-cell office:value-type="float" office:value="16.8757614129131">
            <text:p>16.8757614129</text:p>
          </table:table-cell>
          <table:table-cell office:value-type="float" office:value="15.1220438434722">
            <text:p>15.122043843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2332">
            <text:p>2332</text:p>
          </table:table-cell>
          <table:table-cell office:value-type="float" office:value="6120">
            <text:p>6120</text:p>
          </table:table-cell>
          <table:table-cell office:value-type="float" office:value="13260">
            <text:p>13260</text:p>
          </table:table-cell>
          <table:table-cell office:value-type="float" office:value="-425.75">
            <text:p>-425.75</text:p>
          </table:table-cell>
          <table:table-cell office:value-type="float" office:value="308.666666666667">
            <text:p>308.6666666667</text:p>
          </table:table-cell>
          <table:table-cell office:value-type="float" office:value="208.625">
            <text:p>208.625</text:p>
          </table:table-cell>
          <table:table-cell office:value-type="float" office:value="-0.182568610634648">
            <text:p>-0.1825686106</text:p>
          </table:table-cell>
          <table:table-cell office:value-type="float" office:value="0.0504357298474946">
            <text:p>0.0504357298</text:p>
          </table:table-cell>
          <table:table-cell office:value-type="float" office:value="0.0157334087481146">
            <text:p>0.0157334087</text:p>
          </table:table-cell>
          <table:table-cell office:value-type="float" office:value="0.4263392060533">
            <text:p>0.4263392061</text:p>
          </table:table-cell>
          <table:table-cell office:value-type="float" office:value="1.18151082964292">
            <text:p>1.1815108296</text:p>
          </table:table-cell>
          <table:table-cell office:value-type="float" office:value="1.05555210931404">
            <text:p>1.0555521093</text:p>
          </table:table-cell>
          <table:table-cell office:value-type="float" office:value="-3.4384294926674">
            <text:p>-3.4384294927</text:p>
          </table:table-cell>
          <table:table-cell office:value-type="float" office:value="14.0869088690071">
            <text:p>14.086908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2614">
            <text:p>2614</text:p>
          </table:table-cell>
          <table:table-cell office:value-type="float" office:value="6625">
            <text:p>6625</text:p>
          </table:table-cell>
          <table:table-cell office:value-type="float" office:value="13845">
            <text:p>13845</text:p>
          </table:table-cell>
          <table:table-cell office:value-type="float" office:value="-122">
            <text:p>-122</text:p>
          </table:table-cell>
          <table:table-cell office:value-type="float" office:value="190.142857142857">
            <text:p>190.1428571429</text:p>
          </table:table-cell>
          <table:table-cell office:value-type="float" office:value="-294">
            <text:p>-294</text:p>
          </table:table-cell>
          <table:table-cell office:value-type="float" office:value="-0.0466717674062739">
            <text:p>-0.0466717674</text:p>
          </table:table-cell>
          <table:table-cell office:value-type="float" office:value="0.0287008086253369">
            <text:p>0.0287008086</text:p>
          </table:table-cell>
          <table:table-cell office:value-type="float" office:value="-0.0212351029252438">
            <text:p>-0.0212351029</text:p>
          </table:table-cell>
          <table:table-cell office:value-type="float" office:value="0.840918191668779">
            <text:p>0.8409181917</text:p>
          </table:table-cell>
          <table:table-cell office:value-type="float" office:value="1.10206735356355">
            <text:p>1.1020673536</text:p>
          </table:table-cell>
          <table:table-cell office:value-type="float" office:value="0.926560961770288">
            <text:p>0.9265609618</text:p>
          </table:table-cell>
          <table:table-cell office:value-type="float" office:value="-14.5021962824222">
            <text:p>-14.5021962824</text:p>
          </table:table-cell>
          <table:table-cell office:value-type="float" office:value="24.4957283882399">
            <text:p>24.4957283882</text:p>
          </table:table-cell>
          <table:table-cell office:value-type="float" office:value="-32.2937604809255">
            <text:p>-32.293760480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290">
            <text:p>290</text:p>
          </table:table-cell>
          <table:table-cell office:value-type="float" office:value="3389">
            <text:p>3389</text:p>
          </table:table-cell>
          <table:table-cell office:value-type="float" office:value="7739">
            <text:p>7739</text:p>
          </table:table-cell>
          <table:table-cell office:value-type="float" office:value="15908">
            <text:p>15908</text:p>
          </table:table-cell>
          <table:table-cell office:value-type="float" office:value="-6.85714285714286">
            <text:p>-6.8571428571</text:p>
          </table:table-cell>
          <table:table-cell office:value-type="float" office:value="-49.8571428571429">
            <text:p>-49.8571428571</text:p>
          </table:table-cell>
          <table:table-cell office:value-type="float" office:value="-102.285714285714">
            <text:p>-102.2857142857</text:p>
          </table:table-cell>
          <table:table-cell office:value-type="float" office:value="-0.0020233528643089">
            <text:p>-0.0020233529</text:p>
          </table:table-cell>
          <table:table-cell office:value-type="float" office:value="-0.00644232366677127">
            <text:p>-0.0064423237</text:p>
          </table:table-cell>
          <table:table-cell office:value-type="float" office:value="-0.00642982865763857">
            <text:p>-0.0064298287</text:p>
          </table:table-cell>
          <table:table-cell office:value-type="float" office:value="0.992926289130273">
            <text:p>0.9929262891</text:p>
          </table:table-cell>
          <table:table-cell office:value-type="float" office:value="0.977533214093386">
            <text:p>0.9775332141</text:p>
          </table:table-cell>
          <table:table-cell office:value-type="float" office:value="0.977576631383536">
            <text:p>0.97757663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3170">
            <text:p>3170</text:p>
          </table:table-cell>
          <table:table-cell office:value-type="float" office:value="8981">
            <text:p>8981</text:p>
          </table:table-cell>
          <table:table-cell office:value-type="float" office:value="17299">
            <text:p>17299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16.3333333333333">
            <text:p>16.3333333333</text:p>
          </table:table-cell>
          <table:table-cell office:value-type="float" office:value="0">
            <text:p>0</text:p>
          </table:table-cell>
          <table:table-cell office:value-type="float" office:value="0.0332925064024051">
            <text:p>0.0332925064</text:p>
          </table:table-cell>
          <table:table-cell office:value-type="float" office:value="0.000944177890822205">
            <text:p>0.0009441779</text:p>
          </table:table-cell>
          <table:table-cell office:value-type="float" office:value="0.8">
            <text:p>0.8</text:p>
          </table:table-cell>
          <table:table-cell office:value-type="float" office:value="1.11869621873422">
            <text:p>1.1186962187</text:p>
          </table:table-cell>
          <table:table-cell office:value-type="float" office:value="1.00330636990278">
            <text:p>1.0033063699</text:p>
          </table:table-cell>
          <table:table-cell office:value-type="float" office:value="0">
            <text:p>0</text:p>
          </table:table-cell>
          <table:table-cell office:value-type="float" office:value="21.1645977066334">
            <text:p>21.1645977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2966">
            <text:p>2966</text:p>
          </table:table-cell>
          <table:table-cell office:value-type="float" office:value="8130">
            <text:p>8130</text:p>
          </table:table-cell>
          <table:table-cell office:value-type="float" office:value="17590">
            <text:p>17590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6051660516605">
            <text:p>0.016605166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05865851499843">
            <text:p>1.058658515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44">
            <text:p>344</text:p>
          </table:table-cell>
          <table:table-cell office:value-type="float" office:value="2646">
            <text:p>2646</text:p>
          </table:table-cell>
          <table:table-cell office:value-type="float" office:value="7169">
            <text:p>7169</text:p>
          </table:table-cell>
          <table:table-cell office:value-type="float" office:value="18496">
            <text:p>18496</text:p>
          </table:table-cell>
          <table:table-cell office:value-type="float" office:value="8">
            <text:p>8</text:p>
          </table:table-cell>
          <table:table-cell office:value-type="float" office:value="-337.75">
            <text:p>-337.75</text:p>
          </table:table-cell>
          <table:table-cell office:value-type="float" office:value="0">
            <text:p>0</text:p>
          </table:table-cell>
          <table:table-cell office:value-type="float" office:value="0.00302343159486017">
            <text:p>0.0030234316</text:p>
          </table:table-cell>
          <table:table-cell office:value-type="float" office:value="-0.0471125680011159">
            <text:p>-0.047112568</text:p>
          </table:table-cell>
          <table:table-cell office:value-type="float" office:value="0">
            <text:p>0</text:p>
          </table:table-cell>
          <table:table-cell office:value-type="float" office:value="1.01059992721368">
            <text:p>1.0105999272</text:p>
          </table:table-cell>
          <table:table-cell office:value-type="float" office:value="0.839456416360867">
            <text:p>0.8394564164</text:p>
          </table:table-cell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float" office:value="-14.3632137937841">
            <text:p>-14.3632137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5">
            <text:p>5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2596">
            <text:p>2596</text:p>
          </table:table-cell>
          <table:table-cell office:value-type="float" office:value="7230">
            <text:p>7230</text:p>
          </table:table-cell>
          <table:table-cell office:value-type="float" office:value="19450">
            <text:p>19450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40">
            <text:p>340</text:p>
          </table:table-cell>
          <table:table-cell office:value-type="float" office:value="2428">
            <text:p>2428</text:p>
          </table:table-cell>
          <table:table-cell office:value-type="float" office:value="7340">
            <text:p>7340</text:p>
          </table:table-cell>
          <table:table-cell office:value-type="float" office:value="20452">
            <text:p>20452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13">
            <text:p>113</text:p>
          </table:table-cell>
          <table:table-cell office:value-type="float" office:value="4791">
            <text:p>4791</text:p>
          </table:table-cell>
          <table:table-cell office:value-type="float" office:value="16376.25">
            <text:p>16376.25</text:p>
          </table:table-cell>
          <table:table-cell office:value-type="float" office:value="8.3775">
            <text:p>8.3775</text:p>
          </table:table-cell>
          <table:table-cell table:number-columns-repeated="3" office:value-type="float" office:value="5">
            <text:p>5</text:p>
          </table:table-cell>
          <table:table-cell office:value-type="float" office:value="355">
            <text:p>355</text:p>
          </table:table-cell>
          <table:table-cell office:value-type="float" office:value="773">
            <text:p>773</text:p>
          </table:table-cell>
          <table:table-cell office:value-type="float" office:value="355">
            <text:p>355</text:p>
          </table:table-cell>
          <table:table-cell office:value-type="float" office:value="2272">
            <text:p>2272</text:p>
          </table:table-cell>
          <table:table-cell office:value-type="float" office:value="7407">
            <text:p>7407</text:p>
          </table:table-cell>
          <table:table-cell office:value-type="float" office:value="21506">
            <text:p>21506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14">
            <text:p>1.14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108">
            <text:p>108</text:p>
          </table:table-cell>
          <table:table-cell office:value-type="float" office:value="4719.66666666667">
            <text:p>4719.6666666667</text:p>
          </table:table-cell>
          <table:table-cell office:value-type="float" office:value="19094">
            <text:p>19094</text:p>
          </table:table-cell>
          <table:table-cell office:value-type="float" office:value="8.35">
            <text:p>8.35</text:p>
          </table:table-cell>
          <table:table-cell table:number-columns-repeated="3" office:value-type="float" office:value="5">
            <text:p>5</text:p>
          </table:table-cell>
          <table:table-cell office:value-type="float" office:value="333">
            <text:p>333</text:p>
          </table:table-cell>
          <table:table-cell office:value-type="float" office:value="494">
            <text:p>494</text:p>
          </table:table-cell>
          <table:table-cell office:value-type="float" office:value="333">
            <text:p>333</text:p>
          </table:table-cell>
          <table:table-cell office:value-type="float" office:value="2125">
            <text:p>2125</text:p>
          </table:table-cell>
          <table:table-cell office:value-type="float" office:value="7516">
            <text:p>7516</text:p>
          </table:table-cell>
          <table:table-cell office:value-type="float" office:value="22614">
            <text:p>22614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office:value-type="float" office:value="1.18">
            <text:p>1.1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9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">
            <text:p>0.8</text:p>
          </table:table-cell>
          <table:table-cell office:value-type="float" office:value="1.05">
            <text:p>1.05</text:p>
          </table:table-cell>
          <table:table-cell office:value-type="float" office:value="1.18">
            <text:p>1.18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.4">
            <text:p>12.4</text:p>
          </table:table-cell>
          <table:table-cell office:value-type="float" office:value="14.4">
            <text:p>14.4</text:p>
          </table:table-cell>
          <table:table-cell office:value-type="float" office:value="24.7">
            <text:p>24.7</text:p>
          </table:table-cell>
          <table:table-cell office:value-type="float" office:value="12171">
            <text:p>12171</text:p>
          </table:table-cell>
          <table:table-cell office:value-type="float" office:value="13660">
            <text:p>13660</text:p>
          </table:table-cell>
          <table:table-cell office:value-type="float" office:value="14201">
            <text:p>142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6:12.93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963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57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15">
                <text:p>13615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332">
                <text:p>14332</text:p>
              </table:table-cell>
              <table:table-cell office:value-type="float" office:value="24009">
                <text:p>240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5108">
                <text:p>15108</text:p>
              </table:table-cell>
              <table:table-cell office:value-type="float" office:value="25551">
                <text:p>2555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826">
                <text:p>15826</text:p>
              </table:table-cell>
              <table:table-cell office:value-type="float" office:value="26715">
                <text:p>267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686">
                <text:p>16686</text:p>
              </table:table-cell>
              <table:table-cell office:value-type="float" office:value="27832">
                <text:p>2783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718">
                <text:p>17718</text:p>
              </table:table-cell>
              <table:table-cell office:value-type="float" office:value="29114">
                <text:p>2911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69">
                <text:p>18669</text:p>
              </table:table-cell>
              <table:table-cell office:value-type="float" office:value="30674">
                <text:p>3067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826">
                <text:p>19826</text:p>
              </table:table-cell>
              <table:table-cell office:value-type="float" office:value="31234">
                <text:p>3123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151">
                <text:p>13151</text:p>
              </table:table-cell>
              <table:table-cell office:value-type="float" office:value="20806">
                <text:p>20806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014">
                <text:p>14014</text:p>
              </table:table-cell>
              <table:table-cell office:value-type="float" office:value="20913">
                <text:p>20913</text:p>
              </table:table-cell>
              <table:table-cell office:value-type="float" office:value="29109">
                <text:p>2910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991">
                <text:p>14991</text:p>
              </table:table-cell>
              <table:table-cell office:value-type="float" office:value="20299">
                <text:p>20299</text:p>
              </table:table-cell>
              <table:table-cell office:value-type="float" office:value="30677">
                <text:p>3067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574">
                <text:p>15574</text:p>
              </table:table-cell>
              <table:table-cell office:value-type="float" office:value="19928">
                <text:p>19928</text:p>
              </table:table-cell>
              <table:table-cell office:value-type="float" office:value="31152">
                <text:p>3115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966">
                <text:p>15966</text:p>
              </table:table-cell>
              <table:table-cell office:value-type="float" office:value="20744">
                <text:p>20744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560">
                <text:p>16560</text:p>
              </table:table-cell>
              <table:table-cell office:value-type="float" office:value="21632">
                <text:p>21632</text:p>
              </table:table-cell>
              <table:table-cell office:value-type="float" office:value="29109">
                <text:p>2910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951">
                <text:p>15951</text:p>
              </table:table-cell>
              <table:table-cell office:value-type="float" office:value="22602">
                <text:p>22602</text:p>
              </table:table-cell>
              <table:table-cell office:value-type="float" office:value="30743">
                <text:p>3074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10">
                <text:p>15810</text:p>
              </table:table-cell>
              <table:table-cell office:value-type="float" office:value="23045">
                <text:p>23045</text:p>
              </table:table-cell>
              <table:table-cell office:value-type="float" office:value="31305">
                <text:p>3130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950">
                <text:p>15950</text:p>
              </table:table-cell>
              <table:table-cell office:value-type="float" office:value="21624">
                <text:p>21624</text:p>
              </table:table-cell>
              <table:table-cell office:value-type="float" office:value="29741">
                <text:p>2974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549">
                <text:p>16549</text:p>
              </table:table-cell>
              <table:table-cell office:value-type="float" office:value="21182">
                <text:p>21182</text:p>
              </table:table-cell>
              <table:table-cell office:value-type="float" office:value="29050">
                <text:p>29050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1">
                <text:p>15951</text:p>
              </table:table-cell>
              <table:table-cell office:value-type="float" office:value="21085">
                <text:p>21085</text:p>
              </table:table-cell>
              <table:table-cell office:value-type="float" office:value="30968">
                <text:p>30968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724">
                <text:p>15724</text:p>
              </table:table-cell>
              <table:table-cell office:value-type="float" office:value="21190">
                <text:p>21190</text:p>
              </table:table-cell>
              <table:table-cell office:value-type="float" office:value="31306">
                <text:p>3130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114">
                <text:p>15114</text:p>
              </table:table-cell>
              <table:table-cell office:value-type="float" office:value="20897">
                <text:p>20897</text:p>
              </table:table-cell>
              <table:table-cell office:value-type="float" office:value="29681">
                <text:p>2968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855">
                <text:p>15855</text:p>
              </table:table-cell>
              <table:table-cell office:value-type="float" office:value="21220">
                <text:p>21220</text:p>
              </table:table-cell>
              <table:table-cell office:value-type="float" office:value="32703">
                <text:p>3270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60">
                <text:p>15860</text:p>
              </table:table-cell>
              <table:table-cell office:value-type="float" office:value="22722">
                <text:p>22722</text:p>
              </table:table-cell>
              <table:table-cell office:value-type="float" office:value="34919">
                <text:p>3491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028">
                <text:p>16028</text:p>
              </table:table-cell>
              <table:table-cell office:value-type="float" office:value="23015">
                <text:p>23015</text:p>
              </table:table-cell>
              <table:table-cell office:value-type="float" office:value="35584">
                <text:p>355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994">
                <text:p>15994</text:p>
              </table:table-cell>
              <table:table-cell office:value-type="float" office:value="21428">
                <text:p>21428</text:p>
              </table:table-cell>
              <table:table-cell office:value-type="float" office:value="34882">
                <text:p>3488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378">
                <text:p>15378</text:p>
              </table:table-cell>
              <table:table-cell office:value-type="float" office:value="22612">
                <text:p>22612</text:p>
              </table:table-cell>
              <table:table-cell office:value-type="float" office:value="33094">
                <text:p>3309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0865">
                <text:p>20865</text:p>
              </table:table-cell>
              <table:table-cell office:value-type="float" office:value="34222">
                <text:p>3422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348">
                <text:p>14348</text:p>
              </table:table-cell>
              <table:table-cell office:value-type="float" office:value="20337">
                <text:p>20337</text:p>
              </table:table-cell>
              <table:table-cell office:value-type="float" office:value="34405">
                <text:p>3440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20850">
                <text:p>20850</text:p>
              </table:table-cell>
              <table:table-cell office:value-type="float" office:value="33330">
                <text:p>3333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869">
                <text:p>11869</text:p>
              </table:table-cell>
              <table:table-cell office:value-type="float" office:value="20536">
                <text:p>20536</text:p>
              </table:table-cell>
              <table:table-cell office:value-type="float" office:value="31410">
                <text:p>3141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043">
                <text:p>20043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071">
                <text:p>13071</text:p>
              </table:table-cell>
              <table:table-cell office:value-type="float" office:value="19704">
                <text:p>19704</text:p>
              </table:table-cell>
              <table:table-cell office:value-type="float" office:value="33888">
                <text:p>3388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9088">
                <text:p>19088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24">
                <text:p>11424</text:p>
              </table:table-cell>
              <table:table-cell office:value-type="float" office:value="17778">
                <text:p>17778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836">
                <text:p>17836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135">
                <text:p>17135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066">
                <text:p>12066</text:p>
              </table:table-cell>
              <table:table-cell office:value-type="float" office:value="15821">
                <text:p>1582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544">
                <text:p>15544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70">
                <text:p>11570</text:p>
              </table:table-cell>
              <table:table-cell office:value-type="float" office:value="15444">
                <text:p>15444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115">
                <text:p>12115</text:p>
              </table:table-cell>
              <table:table-cell office:value-type="float" office:value="16090">
                <text:p>16090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32">
                <text:p>11732</text:p>
              </table:table-cell>
              <table:table-cell office:value-type="float" office:value="15789">
                <text:p>15789</text:p>
              </table:table-cell>
              <table:table-cell office:value-type="float" office:value="22444">
                <text:p>22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430">
                <text:p>16430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202">
                <text:p>16202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778">
                <text:p>11778</text:p>
              </table:table-cell>
              <table:table-cell office:value-type="float" office:value="15468">
                <text:p>15468</text:p>
              </table:table-cell>
              <table:table-cell office:value-type="float" office:value="22279">
                <text:p>2227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410">
                <text:p>15410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355">
                <text:p>11355</text:p>
              </table:table-cell>
              <table:table-cell office:value-type="float" office:value="14990">
                <text:p>14990</text:p>
              </table:table-cell>
              <table:table-cell office:value-type="float" office:value="22465">
                <text:p>2246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214">
                <text:p>11214</text:p>
              </table:table-cell>
              <table:table-cell office:value-type="float" office:value="15211">
                <text:p>15211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305">
                <text:p>11305</text:p>
              </table:table-cell>
              <table:table-cell office:value-type="float" office:value="15109">
                <text:p>15109</text:p>
              </table:table-cell>
              <table:table-cell office:value-type="float" office:value="21874">
                <text:p>2187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86">
                <text:p>11186</text:p>
              </table:table-cell>
              <table:table-cell office:value-type="float" office:value="14898">
                <text:p>14898</text:p>
              </table:table-cell>
              <table:table-cell office:value-type="float" office:value="20735">
                <text:p>2073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486">
                <text:p>9486</text:p>
              </table:table-cell>
              <table:table-cell office:value-type="float" office:value="14438">
                <text:p>14438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8118">
                <text:p>8118</text:p>
              </table:table-cell>
              <table:table-cell office:value-type="float" office:value="14496">
                <text:p>14496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590">
                <text:p>7590</text:p>
              </table:table-cell>
              <table:table-cell office:value-type="float" office:value="14178">
                <text:p>14178</text:p>
              </table:table-cell>
              <table:table-cell office:value-type="float" office:value="20802">
                <text:p>2080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505">
                <text:p>7505</text:p>
              </table:table-cell>
              <table:table-cell office:value-type="float" office:value="13710">
                <text:p>13710</text:p>
              </table:table-cell>
              <table:table-cell office:value-type="float" office:value="20032">
                <text:p>2003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011">
                <text:p>7011</text:p>
              </table:table-cell>
              <table:table-cell office:value-type="float" office:value="12100">
                <text:p>12100</text:p>
              </table:table-cell>
              <table:table-cell office:value-type="float" office:value="19633">
                <text:p>1963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6480">
                <text:p>6480</text:p>
              </table:table-cell>
              <table:table-cell office:value-type="float" office:value="11592">
                <text:p>11592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6498">
                <text:p>6498</text:p>
              </table:table-cell>
              <table:table-cell office:value-type="float" office:value="11935">
                <text:p>11935</text:p>
              </table:table-cell>
              <table:table-cell office:value-type="float" office:value="20757">
                <text:p>2075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020">
                <text:p>7020</text:p>
              </table:table-cell>
              <table:table-cell office:value-type="float" office:value="11700">
                <text:p>11700</text:p>
              </table:table-cell>
              <table:table-cell office:value-type="float" office:value="19477">
                <text:p>1947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722">
                <text:p>7722</text:p>
              </table:table-cell>
              <table:table-cell office:value-type="float" office:value="11495">
                <text:p>11495</text:p>
              </table:table-cell>
              <table:table-cell office:value-type="float" office:value="20358">
                <text:p>2035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480">
                <text:p>6480</text:p>
              </table:table-cell>
              <table:table-cell office:value-type="float" office:value="10538">
                <text:p>10538</text:p>
              </table:table-cell>
              <table:table-cell office:value-type="float" office:value="21879">
                <text:p>2187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498">
                <text:p>6498</text:p>
              </table:table-cell>
              <table:table-cell office:value-type="float" office:value="9920">
                <text:p>9920</text:p>
              </table:table-cell>
              <table:table-cell office:value-type="float" office:value="19266">
                <text:p>192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304">
                <text:p>6304</text:p>
              </table:table-cell>
              <table:table-cell office:value-type="float" office:value="9390">
                <text:p>9390</text:p>
              </table:table-cell>
              <table:table-cell office:value-type="float" office:value="16731">
                <text:p>1673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504">
                <text:p>5504</text:p>
              </table:table-cell>
              <table:table-cell office:value-type="float" office:value="9288">
                <text:p>9288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640">
                <text:p>4640</text:p>
              </table:table-cell>
              <table:table-cell office:value-type="float" office:value="8700">
                <text:p>8700</text:p>
              </table:table-cell>
              <table:table-cell office:value-type="float" office:value="17464">
                <text:p>1746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184">
                <text:p>5184</text:p>
              </table:table-cell>
              <table:table-cell office:value-type="float" office:value="9360">
                <text:p>9360</text:p>
              </table:table-cell>
              <table:table-cell office:value-type="float" office:value="16169">
                <text:p>1616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744">
                <text:p>5744</text:p>
              </table:table-cell>
              <table:table-cell office:value-type="float" office:value="9248">
                <text:p>9248</text:p>
              </table:table-cell>
              <table:table-cell office:value-type="float" office:value="17979">
                <text:p>1797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504">
                <text:p>5504</text:p>
              </table:table-cell>
              <table:table-cell office:value-type="float" office:value="8965">
                <text:p>8965</text:p>
              </table:table-cell>
              <table:table-cell office:value-type="float" office:value="18408">
                <text:p>1840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220">
                <text:p>5220</text:p>
              </table:table-cell>
              <table:table-cell office:value-type="float" office:value="8294">
                <text:p>8294</text:p>
              </table:table-cell>
              <table:table-cell office:value-type="float" office:value="17043">
                <text:p>1704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440">
                <text:p>5440</text:p>
              </table:table-cell>
              <table:table-cell office:value-type="float" office:value="8437">
                <text:p>8437</text:p>
              </table:table-cell>
              <table:table-cell office:value-type="float" office:value="15366">
                <text:p>1536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504">
                <text:p>5504</text:p>
              </table:table-cell>
              <table:table-cell office:value-type="float" office:value="8448">
                <text:p>8448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640">
                <text:p>4640</text:p>
              </table:table-cell>
              <table:table-cell office:value-type="float" office:value="7912">
                <text:p>7912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184">
                <text:p>5184</text:p>
              </table:table-cell>
              <table:table-cell office:value-type="float" office:value="8602">
                <text:p>8602</text:p>
              </table:table-cell>
              <table:table-cell office:value-type="float" office:value="13850">
                <text:p>13850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3622">
                <text:p>3622</text:p>
              </table:table-cell>
              <table:table-cell office:value-type="float" office:value="7084">
                <text:p>7084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2694">
                <text:p>2694</text:p>
              </table:table-cell>
              <table:table-cell office:value-type="float" office:value="6957">
                <text:p>6957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2838">
                <text:p>2838</text:p>
              </table:table-cell>
              <table:table-cell office:value-type="float" office:value="6678">
                <text:p>6678</text:p>
              </table:table-cell>
              <table:table-cell office:value-type="float" office:value="13104">
                <text:p>1310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332">
                <text:p>2332</text:p>
              </table:table-cell>
              <table:table-cell office:value-type="float" office:value="6120">
                <text:p>6120</text:p>
              </table:table-cell>
              <table:table-cell office:value-type="float" office:value="13260">
                <text:p>1326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614">
                <text:p>2614</text:p>
              </table:table-cell>
              <table:table-cell office:value-type="float" office:value="6625">
                <text:p>6625</text:p>
              </table:table-cell>
              <table:table-cell office:value-type="float" office:value="13845">
                <text:p>1384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389">
                <text:p>3389</text:p>
              </table:table-cell>
              <table:table-cell office:value-type="float" office:value="7739">
                <text:p>7739</text:p>
              </table:table-cell>
              <table:table-cell office:value-type="float" office:value="15908">
                <text:p>1590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3170">
                <text:p>3170</text:p>
              </table:table-cell>
              <table:table-cell office:value-type="float" office:value="8981">
                <text:p>8981</text:p>
              </table:table-cell>
              <table:table-cell office:value-type="float" office:value="17299">
                <text:p>1729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2966">
                <text:p>2966</text:p>
              </table:table-cell>
              <table:table-cell office:value-type="float" office:value="8130">
                <text:p>8130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2646">
                <text:p>2646</text:p>
              </table:table-cell>
              <table:table-cell office:value-type="float" office:value="7169">
                <text:p>7169</text:p>
              </table:table-cell>
              <table:table-cell office:value-type="float" office:value="18496">
                <text:p>1849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2596">
                <text:p>2596</text:p>
              </table:table-cell>
              <table:table-cell office:value-type="float" office:value="7230">
                <text:p>7230</text:p>
              </table:table-cell>
              <table:table-cell office:value-type="float" office:value="19450">
                <text:p>1945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2428">
                <text:p>2428</text:p>
              </table:table-cell>
              <table:table-cell office:value-type="float" office:value="7340">
                <text:p>7340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272">
                <text:p>2272</text:p>
              </table:table-cell>
              <table:table-cell office:value-type="float" office:value="7407">
                <text:p>7407</text:p>
              </table:table-cell>
              <table:table-cell office:value-type="float" office:value="21506">
                <text:p>2150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125">
                <text:p>2125</text:p>
              </table:table-cell>
              <table:table-cell office:value-type="float" office:value="7516">
                <text:p>7516</text:p>
              </table:table-cell>
              <table:table-cell office:value-type="float" office:value="22614">
                <text:p>22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795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719.66666666667">
                <text:p>471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9cm" svg:y="1.404cm" svg:width="31.69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3775">
                <text:p>8.377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7cm" svg:y="1.352cm" svg:width="32.15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635326491366">
                <text:p>1.1863532649136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959187956495">
                <text:p>1.2095918795649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724697718962">
                <text:p>1.2072469771896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603706065699">
                <text:p>1.1760370606569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688216054715">
                <text:p>1.1068821605471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094579634247">
                <text:p>1.209457963424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615686651725">
                <text:p>1.1961568665172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918793628776">
                <text:p>1.1691879362877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894769242206">
                <text:p>1.1189476924220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186243482587">
                <text:p>1.0018624348258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127420157019">
                <text:p>1.012742015701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6682134317248">
                <text:p>1.1668213431724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1681625402233">
                <text:p>1.1168162540223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0368305725459">
                <text:p>1.0036830572545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3513414837316">
                <text:p>1.0351341483731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2160268755919">
                <text:p>1.02160268755919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5068133394663">
                <text:p>1.0506813339466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9364494167971">
                <text:p>0.9936449416797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673663599727">
                <text:p>1.0567366359972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487717064182">
                <text:p>1.0548771706418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6196594936124">
                <text:p>1.0619659493612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0183548217237">
                <text:p>1.0018354821723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2163941097797">
                <text:p>1.021639410977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394778679959">
                <text:p>1.0239477867995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781585020523">
                <text:p>1.05781585020523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736921754882">
                <text:p>1.0373692175488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2509396118475">
                <text:p>1.0250939611847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8268487276999">
                <text:p>0.95826848727699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167909863332">
                <text:p>1.0616790986333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3919975494365">
                <text:p>0.86391997549436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5169005227545">
                <text:p>0.81516900522754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698400573373">
                <text:p>0.95369840057337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0509752417982">
                <text:p>0.91050975241798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1661011528847">
                <text:p>0.84166101152884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6391612284329">
                <text:p>0.98639161228432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79133455815143">
                <text:p>0.97913345581514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9845098136071">
                <text:p>0.7898450981360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75972048468794">
                <text:p>0.97597204846879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7997785956247">
                <text:p>0.90799778595624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1600424478761">
                <text:p>0.95160042447876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2426662691578">
                <text:p>0.98242666269157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426340338343">
                <text:p>1.00426340338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6327846556286">
                <text:p>0.97632784655628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0401893732752">
                <text:p>1.0040189373275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78272043108106">
                <text:p>0.97827204310810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872904606075498">
                <text:p>0.87290460607549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55139258367714">
                <text:p>0.85513925836771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1789146583649">
                <text:p>0.95178914658364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54408531691612">
                <text:p>0.95440853169161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76718834325412">
                <text:p>0.87671883432541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8839697831811">
                <text:p>0.91883969783181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4080944251096">
                <text:p>0.9940809442510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3840792402645">
                <text:p>0.8384079240264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02155107644628">
                <text:p>1.0215510764462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39567828531952">
                <text:p>0.93956782853195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785652529003019">
                <text:p>0.78565252900301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758270651179779">
                <text:p>0.75827065117977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791296524142634">
                <text:p>0.79129652414263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52866139879098">
                <text:p>0.95286613987909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6312591050989">
                <text:p>0.96631259105098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81881902693709">
                <text:p>0.98188190269370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732900813549162">
                <text:p>0.73290081354916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01562901307967">
                <text:p>0.80156290130796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89833990795529">
                <text:p>0.88983399079552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67621917317202">
                <text:p>0.96762191731720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15290752380594">
                <text:p>0.91529075238059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93939225105362">
                <text:p>0.89393922510536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44663402948253">
                <text:p>0.84466340294825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94138696984045">
                <text:p>0.89413869698404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86041488853772">
                <text:p>0.98604148885377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16118680542383">
                <text:p>0.91611868054238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0503603497164">
                <text:p>0.99050360349716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8224080757204">
                <text:p>1.0822408075720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15019623872122">
                <text:p>1.1501962387212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18151082964292">
                <text:p>1.1815108296429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206735356355">
                <text:p>1.1020673535635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77533214093386">
                <text:p>0.97753321409338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11869621873422">
                <text:p>1.1186962187342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5865851499843">
                <text:p>1.0586585149984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839456416360867">
                <text:p>0.839456416360867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876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376.25">
                <text:p>16376.2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9094">
                <text:p>19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